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0" style:family="table-cell" style:parent-style-name="Normal_T3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" style:family="table-cell" style:parent-style-name="Normal_T3" style:data-style-name="N36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Normal_T3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text-position="33%" style:font-family-generic="swiss"/>
    </style:style>
    <style:style style:name="ce14" style:family="table-cell" style:parent-style-name="Normal_T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T3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Normal_T3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8" style:family="table-cell" style:parent-style-name="Default" style:data-style-name="N37">
      <style:table-cell-properties style:vertical-align="middle" fo:background-color="#FFFFFF"/>
      <style:text-properties fo:font-size="11pt" style:font-size-asian="11pt" style:font-size-complex="11pt"/>
    </style:style>
    <style:style style:name="ce19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Normal_T3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1" style:family="table-cell" style:parent-style-name="Default" style:data-style-name="N37">
      <style:table-cell-properties fo:border-top="none" fo:border-bottom="2pt solid #000000" fo:border-left="none" fo:border-right="none" style:vertical-align="middle" fo:background-color="#FFFFFF"/>
      <style:text-properties fo:font-size="11pt" style:font-size-asian="11pt" style:font-size-complex="11pt"/>
    </style:style>
    <style:style style:name="ce22" style:family="table-cell" style:parent-style-name="Normal_T3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5" style:family="table-cell" style:parent-style-name="Normal_T3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Comma" style:data-style-name="N38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27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Normal_T3" style:data-style-name="N36">
      <style:table-cell-properties style:vertical-align="top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1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7" style:family="table-cell" style:parent-style-name="Normal_T3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8" style:family="table-cell" style:parent-style-name="Normal_T3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9" style:family="table-cell" style:parent-style-name="Normal_T3" style:data-style-name="N37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0" style:family="table-cell" style:parent-style-name="Percent" style:data-style-name="N39"/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13.9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02" table:style-name="ta1">
        <table:table-column table:style-name="co1" table:default-cell-style-name="ce19"/>
        <table:table-column table:style-name="co2" table:number-columns-repeated="5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6376" table:default-cell-style-name="ce19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number-columns-spanned="8" table:number-rows-spanned="1" table:style-name="ce34">
            <text:p><text:a xlink:href="http://www.dft.gov.uk/statistics/series/vehicle-licensing/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4"/>
          <table:table-cell table:number-columns-repeated="16383" table:style-name="ce3"/>
        </table:table-row>
        <table:table-row table:style-name="ro1">
          <table:table-cell office:value-type="string" table:style-name="ce5">
            <text:p>Table TSGB0903 (VEH0102)</text:p>
          </table:table-cell>
          <table:table-cell table:number-columns-repeated="4" table:style-name="ce3"/>
          <table:table-cell table:style-name="ce6"/>
          <table:table-cell table:number-columns-repeated="16378" table:style-name="ce3"/>
        </table:table-row>
        <table:table-row table:style-name="ro3">
          <table:table-cell office:value-type="string" table:style-name="ce7">
            <text:p>Licensed vehicles at the end of the year by body type, Great Britain from 1994; also United Kingdom from 2014</text:p>
          </table:table-cell>
          <table:table-cell table:number-columns-repeated="16383" table:style-name="ce3"/>
        </table:table-row>
        <table:table-row table:style-name="ro1">
          <table:table-cell table:style-name="ce7"/>
          <table:table-cell table:number-columns-repeated="16383" table:style-name="ce3"/>
        </table:table-row>
        <table:table-row table:style-name="ro4">
          <table:table-cell office:value-type="string" table:style-name="ce8">
            <text:p>Great Britain</text:p>
          </table:table-cell>
          <table:table-cell table:number-columns-repeated="6" table:style-name="ce8"/>
          <table:table-cell office:value-type="string" table:style-name="ce9">
            <text:p>Thousand</text:p>
          </table:table-cell>
          <table:table-cell table:number-columns-repeated="16376" table:style-name="ce6"/>
        </table:table-row>
        <table:table-row table:style-name="ro5">
          <table:table-cell office:value-type="string" table:style-name="ce10">
            <text:p>Year</text:p>
          </table:table-cell>
          <table:table-cell office:value-type="string" table:style-name="ce11">
            <text:p>Cars</text:p>
          </table:table-cell>
          <table:table-cell office:value-type="string" table:style-name="ce11">
            <text:p>Motorcycles</text:p>
          </table:table-cell>
          <table:table-cell office:value-type="string" table:style-name="ce11">
            <text:p>Light Goods Vehicles</text:p>
          </table:table-cell>
          <table:table-cell office:value-type="string" table:style-name="ce11">
            <text:p>Heavy Goods Vehicles</text:p>
          </table:table-cell>
          <table:table-cell office:value-type="string" table:style-name="ce12">
            <text:p>Buses and coaches</text:p>
          </table:table-cell>
          <table:table-cell office:value-type="string" table:style-name="ce11">
            <text:p>Other vehicles<text:s/><text:span text:style-name="T3">1</text:span></text:p>
          </table:table-cell>
          <table:table-cell office:value-type="string" table:style-name="ce11">
            <text:p>Total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6">
          <table:table-cell office:value-type="float" office:value="1994" table:style-name="ce15">
            <text:p><text:s/>1994</text:p>
          </table:table-cell>
          <table:table-cell office:value-type="float" office:value="21199.203000000001" table:style-name="ce16">
            <text:p>21,199.2</text:p>
          </table:table-cell>
          <table:table-cell office:value-type="float" office:value="720.92200000000003" table:style-name="ce16">
            <text:p>720.9</text:p>
          </table:table-cell>
          <table:table-cell office:value-type="float" office:value="2137.6529999999998" table:style-name="ce16">
            <text:p>2,137.7</text:p>
          </table:table-cell>
          <table:table-cell office:value-type="float" office:value="420.90600000000001" table:style-name="ce16">
            <text:p>420.9</text:p>
          </table:table-cell>
          <table:table-cell office:value-type="float" office:value="153.74" table:style-name="ce16">
            <text:p>153.7</text:p>
          </table:table-cell>
          <table:table-cell office:value-type="float" office:value="598.86300000000006" table:style-name="ce16">
            <text:p>598.9</text:p>
          </table:table-cell>
          <table:table-cell office:value-type="float" office:value="25231.451000000001" table:style-name="ce16">
            <text:p>25,231.5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7">
          <table:table-cell office:value-type="float" office:value="1995" table:style-name="ce15">
            <text:p><text:s/>1995</text:p>
          </table:table-cell>
          <table:table-cell office:value-type="float" office:value="21394.102999999999" table:style-name="ce16">
            <text:p>21,394.1</text:p>
          </table:table-cell>
          <table:table-cell office:value-type="float" office:value="702.49300000000005" table:style-name="ce16">
            <text:p>702.5</text:p>
          </table:table-cell>
          <table:table-cell office:value-type="float" office:value="2122.7739999999999" table:style-name="ce16">
            <text:p>2,122.8</text:p>
          </table:table-cell>
          <table:table-cell office:value-type="float" office:value="422.86900000000003" table:style-name="ce16">
            <text:p>422.9</text:p>
          </table:table-cell>
          <table:table-cell office:value-type="float" office:value="153.465" table:style-name="ce16">
            <text:p>153.5</text:p>
          </table:table-cell>
          <table:table-cell office:value-type="float" office:value="573.649" table:style-name="ce16">
            <text:p>573.6</text:p>
          </table:table-cell>
          <table:table-cell office:value-type="float" office:value="25369.352999999999" table:style-name="ce16">
            <text:p>25,369.4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8">
          <table:table-cell office:value-type="float" office:value="1996" table:style-name="ce15">
            <text:p><text:s/>1996</text:p>
          </table:table-cell>
          <table:table-cell office:value-type="float" office:value="22237.538" table:style-name="ce16">
            <text:p>22,237.5</text:p>
          </table:table-cell>
          <table:table-cell office:value-type="float" office:value="738.75599999999997" table:style-name="ce16">
            <text:p>738.8</text:p>
          </table:table-cell>
          <table:table-cell office:value-type="float" office:value="2173.8780000000002" table:style-name="ce16">
            <text:p>2,173.9</text:p>
          </table:table-cell>
          <table:table-cell office:value-type="float" office:value="429.90199999999999" table:style-name="ce16">
            <text:p>429.9</text:p>
          </table:table-cell>
          <table:table-cell office:value-type="float" office:value="157.63800000000001" table:style-name="ce16">
            <text:p>157.6</text:p>
          </table:table-cell>
          <table:table-cell office:value-type="float" office:value="564.20899999999995" table:style-name="ce16">
            <text:p>564.2</text:p>
          </table:table-cell>
          <table:table-cell office:value-type="float" office:value="26301.920999999998" table:style-name="ce16">
            <text:p>26,301.9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8">
          <table:table-cell office:value-type="float" office:value="1997" table:style-name="ce15">
            <text:p><text:s/>1997</text:p>
          </table:table-cell>
          <table:table-cell office:value-type="float" office:value="22831.698" table:style-name="ce16">
            <text:p>22,831.7</text:p>
          </table:table-cell>
          <table:table-cell office:value-type="float" office:value="752.35699999999997" table:style-name="ce16">
            <text:p>752.4</text:p>
          </table:table-cell>
          <table:table-cell office:value-type="float" office:value="2231.181" table:style-name="ce16">
            <text:p>2,231.2</text:p>
          </table:table-cell>
          <table:table-cell office:value-type="float" office:value="435.99900000000002" table:style-name="ce16">
            <text:p>436.0</text:p>
          </table:table-cell>
          <table:table-cell office:value-type="float" office:value="160.721" table:style-name="ce16">
            <text:p>160.7</text:p>
          </table:table-cell>
          <table:table-cell office:value-type="float" office:value="561.83399999999995" table:style-name="ce16">
            <text:p>561.8</text:p>
          </table:table-cell>
          <table:table-cell office:value-type="float" office:value="26973.79" table:style-name="ce16">
            <text:p>26,973.8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8">
          <table:table-cell office:value-type="float" office:value="1998" table:style-name="ce15">
            <text:p><text:s/>1998</text:p>
          </table:table-cell>
          <table:table-cell office:value-type="float" office:value="23293.331999999999" table:style-name="ce16">
            <text:p>23,293.3</text:p>
          </table:table-cell>
          <table:table-cell office:value-type="float" office:value="813.78399999999999" table:style-name="ce16">
            <text:p>813.8</text:p>
          </table:table-cell>
          <table:table-cell office:value-type="float" office:value="2278.027" table:style-name="ce16">
            <text:p>2,278.0</text:p>
          </table:table-cell>
          <table:table-cell office:value-type="float" office:value="440.82400000000001" table:style-name="ce16">
            <text:p>440.8</text:p>
          </table:table-cell>
          <table:table-cell office:value-type="float" office:value="161.31200000000001" table:style-name="ce16">
            <text:p>161.3</text:p>
          </table:table-cell>
          <table:table-cell office:value-type="float" office:value="551.13599999999997" table:style-name="ce16">
            <text:p>551.1</text:p>
          </table:table-cell>
          <table:table-cell office:value-type="float" office:value="27538.415000000001" table:style-name="ce16">
            <text:p>27,538.4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8">
          <table:table-cell office:value-type="float" office:value="1999" table:style-name="ce15">
            <text:p><text:s/>1999</text:p>
          </table:table-cell>
          <table:table-cell office:value-type="float" office:value="23974.937000000002" table:style-name="ce16">
            <text:p>23,974.9</text:p>
          </table:table-cell>
          <table:table-cell office:value-type="float" office:value="889.36400000000003" table:style-name="ce16">
            <text:p>889.4</text:p>
          </table:table-cell>
          <table:table-cell office:value-type="float" office:value="2342.16" table:style-name="ce16">
            <text:p>2,342.2</text:p>
          </table:table-cell>
          <table:table-cell office:value-type="float" office:value="459.18400000000003" table:style-name="ce16">
            <text:p>459.2</text:p>
          </table:table-cell>
          <table:table-cell office:value-type="float" office:value="168.12100000000001" table:style-name="ce16">
            <text:p>168.1</text:p>
          </table:table-cell>
          <table:table-cell office:value-type="float" office:value="533.79399999999998" table:style-name="ce16">
            <text:p>533.8</text:p>
          </table:table-cell>
          <table:table-cell office:value-type="float" office:value="28367.56" table:style-name="ce16">
            <text:p>28,367.6</text:p>
          </table:table-cell>
          <table:table-cell table:style-name="ce6"/>
          <table:table-cell table:style-name="ce13"/>
          <table:table-cell table:style-name="ce14"/>
          <table:table-cell table:number-columns-repeated="16373" table:style-name="ce6"/>
        </table:table-row>
        <table:table-row table:style-name="ro7">
          <table:table-cell office:value-type="float" office:value="2000" table:style-name="ce15">
            <text:p><text:s/>2000</text:p>
          </table:table-cell>
          <table:table-cell office:value-type="float" office:value="24405.548999999999" table:style-name="ce16">
            <text:p>24,405.5</text:p>
          </table:table-cell>
          <table:table-cell office:value-type="float" office:value="953.73699999999997" table:style-name="ce16">
            <text:p>953.7</text:p>
          </table:table-cell>
          <table:table-cell office:value-type="float" office:value="2382.59" table:style-name="ce16">
            <text:p>2,382.6</text:p>
          </table:table-cell>
          <table:table-cell office:value-type="float" office:value="471.48099999999999" table:style-name="ce16">
            <text:p>471.5</text:p>
          </table:table-cell>
          <table:table-cell office:value-type="float" office:value="172.565" table:style-name="ce16">
            <text:p>172.6</text:p>
          </table:table-cell>
          <table:table-cell office:value-type="float" office:value="511.65899999999965" table:style-name="ce16">
            <text:p>511.7</text:p>
          </table:table-cell>
          <table:table-cell office:value-type="float" office:value="28897.580999999998" table:style-name="ce16">
            <text:p>28,897.6</text:p>
          </table:table-cell>
          <table:table-cell table:number-columns-repeated="16376" table:style-name="ce6"/>
        </table:table-row>
        <table:table-row table:style-name="ro9">
          <table:table-cell office:value-type="float" office:value="2001" table:style-name="ce15">
            <text:p><text:s/>2001</text:p>
          </table:table-cell>
          <table:table-cell office:value-type="float" office:value="25125.866999999998" table:style-name="ce16">
            <text:p>25,125.9</text:p>
          </table:table-cell>
          <table:table-cell office:value-type="float" office:value="1009.954" table:style-name="ce16">
            <text:p>1,010.0</text:p>
          </table:table-cell>
          <table:table-cell office:value-type="float" office:value="2461.38" table:style-name="ce16">
            <text:p>2,461.4</text:p>
          </table:table-cell>
          <table:table-cell office:value-type="float" office:value="477.48500000000001" table:style-name="ce16">
            <text:p>477.5</text:p>
          </table:table-cell>
          <table:table-cell office:value-type="float" office:value="171.61799999999999" table:style-name="ce16">
            <text:p>171.6</text:p>
          </table:table-cell>
          <table:table-cell office:value-type="float" office:value="500.82600000000093" table:style-name="ce16">
            <text:p>500.8</text:p>
          </table:table-cell>
          <table:table-cell office:value-type="float" office:value="29747.13" table:style-name="ce16">
            <text:p>29,747.1</text:p>
          </table:table-cell>
          <table:table-cell table:number-columns-repeated="16376" table:style-name="ce6"/>
        </table:table-row>
        <table:table-row table:style-name="ro1">
          <table:table-cell office:value-type="float" office:value="2002" table:style-name="ce15">
            <text:p><text:s/>2002</text:p>
          </table:table-cell>
          <table:table-cell office:value-type="float" office:value="25781.931" table:style-name="ce16">
            <text:p>25,781.9</text:p>
          </table:table-cell>
          <table:table-cell office:value-type="float" office:value="1070.0219999999999" table:style-name="ce16">
            <text:p>1,070.0</text:p>
          </table:table-cell>
          <table:table-cell office:value-type="float" office:value="2542.2600000000002" table:style-name="ce16">
            <text:p>2,542.3</text:p>
          </table:table-cell>
          <table:table-cell office:value-type="float" office:value="485.44299999999998" table:style-name="ce16">
            <text:p>485.4</text:p>
          </table:table-cell>
          <table:table-cell office:value-type="float" office:value="172.994" table:style-name="ce16">
            <text:p>173.0</text:p>
          </table:table-cell>
          <table:table-cell office:value-type="float" office:value="504.02300000000105" table:style-name="ce16">
            <text:p>504.0</text:p>
          </table:table-cell>
          <table:table-cell office:value-type="float" office:value="30556.672999999999" table:style-name="ce16">
            <text:p>30,556.7</text:p>
          </table:table-cell>
          <table:table-cell table:number-columns-repeated="16376" table:style-name="ce6"/>
        </table:table-row>
        <table:table-row table:style-name="ro1">
          <table:table-cell office:value-type="float" office:value="2003" table:style-name="ce15">
            <text:p><text:s/>2003</text:p>
          </table:table-cell>
          <table:table-cell office:value-type="float" office:value="26240.403999999999" table:style-name="ce16">
            <text:p>26,240.4</text:p>
          </table:table-cell>
          <table:table-cell office:value-type="float" office:value="1134.682" table:style-name="ce16">
            <text:p>1,134.7</text:p>
          </table:table-cell>
          <table:table-cell office:value-type="float" office:value="2652.913" table:style-name="ce16">
            <text:p>2,652.9</text:p>
          </table:table-cell>
          <table:table-cell office:value-type="float" office:value="491.12" table:style-name="ce16">
            <text:p>491.1</text:p>
          </table:table-cell>
          <table:table-cell office:value-type="float" office:value="174.691" table:style-name="ce16">
            <text:p>174.7</text:p>
          </table:table-cell>
          <table:table-cell office:value-type="float" office:value="513.54900000000271" table:style-name="ce16">
            <text:p>513.5</text:p>
          </table:table-cell>
          <table:table-cell office:value-type="float" office:value="31207.359" table:style-name="ce16">
            <text:p>31,207.4</text:p>
          </table:table-cell>
          <table:table-cell table:number-columns-repeated="16376" table:style-name="ce6"/>
        </table:table-row>
        <table:table-row table:style-name="ro1">
          <table:table-cell office:value-type="float" office:value="2004" table:style-name="ce15">
            <text:p><text:s/>2004</text:p>
          </table:table-cell>
          <table:table-cell office:value-type="float" office:value="27028.098999999998" table:style-name="ce16">
            <text:p>27,028.1</text:p>
          </table:table-cell>
          <table:table-cell office:value-type="float" office:value="1191.1679999999999" table:style-name="ce16">
            <text:p>1,191.2</text:p>
          </table:table-cell>
          <table:table-cell office:value-type="float" office:value="2822.44" table:style-name="ce16">
            <text:p>2,822.4</text:p>
          </table:table-cell>
          <table:table-cell office:value-type="float" office:value="505.77699999999999" table:style-name="ce16">
            <text:p>505.8</text:p>
          </table:table-cell>
          <table:table-cell office:value-type="float" office:value="177.65899999999999" table:style-name="ce16">
            <text:p>177.7</text:p>
          </table:table-cell>
          <table:table-cell office:value-type="float" office:value="533.71300000000338" table:style-name="ce16">
            <text:p>533.7</text:p>
          </table:table-cell>
          <table:table-cell office:value-type="float" office:value="32258.856" table:style-name="ce16">
            <text:p>32,258.9</text:p>
          </table:table-cell>
          <table:table-cell table:number-columns-repeated="16376" table:style-name="ce6"/>
        </table:table-row>
        <table:table-row table:style-name="ro7">
          <table:table-cell office:value-type="float" office:value="2005" table:style-name="ce15">
            <text:p><text:s/>2005</text:p>
          </table:table-cell>
          <table:table-cell office:value-type="float" office:value="27520.398000000001" table:style-name="ce16">
            <text:p>27,520.4</text:p>
          </table:table-cell>
          <table:table-cell office:value-type="float" office:value="1206.3889999999999" table:style-name="ce16">
            <text:p>1,206.4</text:p>
          </table:table-cell>
          <table:table-cell office:value-type="float" office:value="2943.3760000000002" table:style-name="ce16">
            <text:p>2,943.4</text:p>
          </table:table-cell>
          <table:table-cell office:value-type="float" office:value="508.18299999999999" table:style-name="ce16">
            <text:p>508.2</text:p>
          </table:table-cell>
          <table:table-cell office:value-type="float" office:value="178.43700000000001" table:style-name="ce16">
            <text:p>178.4</text:p>
          </table:table-cell>
          <table:table-cell office:value-type="float" office:value="540.59999999999854" table:style-name="ce16">
            <text:p>540.6</text:p>
          </table:table-cell>
          <table:table-cell office:value-type="float" office:value="32897.383000000002" table:style-name="ce16">
            <text:p>32,897.4</text:p>
          </table:table-cell>
          <table:table-cell table:number-columns-repeated="16376" table:style-name="ce6"/>
        </table:table-row>
        <table:table-row table:style-name="ro8">
          <table:table-cell office:value-type="float" office:value="2006" table:style-name="ce15">
            <text:p><text:s/>2006</text:p>
          </table:table-cell>
          <table:table-cell office:value-type="float" office:value="27609.170999999998" table:style-name="ce16">
            <text:p>27,609.2</text:p>
          </table:table-cell>
          <table:table-cell office:value-type="float" office:value="1209.557" table:style-name="ce16">
            <text:p>1,209.6</text:p>
          </table:table-cell>
          <table:table-cell office:value-type="float" office:value="3023.0749999999998" table:style-name="ce16">
            <text:p>3,023.1</text:p>
          </table:table-cell>
          <table:table-cell office:value-type="float" office:value="508.26900000000001" table:style-name="ce16">
            <text:p>508.3</text:p>
          </table:table-cell>
          <table:table-cell office:value-type="float" office:value="177.024" table:style-name="ce16">
            <text:p>177.0</text:p>
          </table:table-cell>
          <table:table-cell office:value-type="float" office:value="543.38799999999901" table:style-name="ce16">
            <text:p>543.4</text:p>
          </table:table-cell>
          <table:table-cell office:value-type="float" office:value="33070.483999999997" table:style-name="ce16">
            <text:p>33,070.5</text:p>
          </table:table-cell>
          <table:table-cell table:number-columns-repeated="16376" table:style-name="ce6"/>
        </table:table-row>
        <table:table-row table:style-name="ro8">
          <table:table-cell office:value-type="float" office:value="2007" table:style-name="ce15">
            <text:p><text:s/>2007</text:p>
          </table:table-cell>
          <table:table-cell office:value-type="float" office:value="28000.263999999999" table:style-name="ce16">
            <text:p>28,000.3</text:p>
          </table:table-cell>
          <table:table-cell office:value-type="float" office:value="1248.3209999999999" table:style-name="ce16">
            <text:p>1,248.3</text:p>
          </table:table-cell>
          <table:table-cell office:value-type="float" office:value="3148.8850000000002" table:style-name="ce16">
            <text:p>3,148.9</text:p>
          </table:table-cell>
          <table:table-cell office:value-type="float" office:value="510.83800000000002" table:style-name="ce16">
            <text:p>510.8</text:p>
          </table:table-cell>
          <table:table-cell office:value-type="float" office:value="176.929" table:style-name="ce16">
            <text:p>176.9</text:p>
          </table:table-cell>
          <table:table-cell office:value-type="float" office:value="565.74399999999878" table:style-name="ce16">
            <text:p>565.7</text:p>
          </table:table-cell>
          <table:table-cell office:value-type="float" office:value="33650.981" table:style-name="ce16">
            <text:p>33,651.0</text:p>
          </table:table-cell>
          <table:table-cell table:number-columns-repeated="16376" table:style-name="ce6"/>
        </table:table-row>
        <table:table-row table:style-name="ro8">
          <table:table-cell office:value-type="float" office:value="2008" table:style-name="ce15">
            <text:p><text:s/>2008</text:p>
          </table:table-cell>
          <table:table-cell office:value-type="float" office:value="28160.702000000001" table:style-name="ce16">
            <text:p>28,160.7</text:p>
          </table:table-cell>
          <table:table-cell office:value-type="float" office:value="1274.568" table:style-name="ce16">
            <text:p>1,274.6</text:p>
          </table:table-cell>
          <table:table-cell office:value-type="float" office:value="3191.4029999999998" table:style-name="ce16">
            <text:p>3,191.4</text:p>
          </table:table-cell>
          <table:table-cell office:value-type="float" office:value="495.91199999999998" table:style-name="ce16">
            <text:p>495.9</text:p>
          </table:table-cell>
          <table:table-cell office:value-type="float" office:value="175.45400000000001" table:style-name="ce16">
            <text:p>175.5</text:p>
          </table:table-cell>
          <table:table-cell office:value-type="float" office:value="585.34300000000439" table:style-name="ce16">
            <text:p>585.3</text:p>
          </table:table-cell>
          <table:table-cell office:value-type="float" office:value="33883.381999999998" table:style-name="ce16">
            <text:p>33,883.4</text:p>
          </table:table-cell>
          <table:table-cell table:number-columns-repeated="16376" table:style-name="ce6"/>
        </table:table-row>
        <table:table-row table:style-name="ro8">
          <table:table-cell office:value-type="float" office:value="2009" table:style-name="ce15">
            <text:p><text:s/>2009</text:p>
          </table:table-cell>
          <table:table-cell office:value-type="float" office:value="28246.47" table:style-name="ce16">
            <text:p>28,246.5</text:p>
          </table:table-cell>
          <table:table-cell office:value-type="float" office:value="1275.6410000000001" table:style-name="ce16">
            <text:p>1,275.6</text:p>
          </table:table-cell>
          <table:table-cell office:value-type="float" office:value="3184.547" table:style-name="ce16">
            <text:p>3,184.5</text:p>
          </table:table-cell>
          <table:table-cell office:value-type="float" office:value="477.78300000000002" table:style-name="ce16">
            <text:p>477.8</text:p>
          </table:table-cell>
          <table:table-cell office:value-type="float" office:value="173.72800000000001" table:style-name="ce16">
            <text:p>173.7</text:p>
          </table:table-cell>
          <table:table-cell office:value-type="float" office:value="600.26099999999497" table:style-name="ce16">
            <text:p>600.3</text:p>
          </table:table-cell>
          <table:table-cell office:value-type="float" office:value="33958.43" table:style-name="ce16">
            <text:p>33,958.4</text:p>
          </table:table-cell>
          <table:table-cell table:number-columns-repeated="16376" table:style-name="ce6"/>
        </table:table-row>
        <table:table-row table:style-name="ro7">
          <table:table-cell office:value-type="float" office:value="2010" table:style-name="ce15">
            <text:p><text:s/>2010</text:p>
          </table:table-cell>
          <table:table-cell office:value-type="float" office:value="28420.877" table:style-name="ce16">
            <text:p>28,420.9</text:p>
          </table:table-cell>
          <table:table-cell office:value-type="float" office:value="1234.3689999999999" table:style-name="ce16">
            <text:p>1,234.4</text:p>
          </table:table-cell>
          <table:table-cell office:value-type="float" office:value="3207.7910000000002" table:style-name="ce16">
            <text:p>3,207.8</text:p>
          </table:table-cell>
          <table:table-cell office:value-type="float" office:value="470.12799999999999" table:style-name="ce16">
            <text:p>470.1</text:p>
          </table:table-cell>
          <table:table-cell office:value-type="float" office:value="171.203" table:style-name="ce16">
            <text:p>171.2</text:p>
          </table:table-cell>
          <table:table-cell office:value-type="float" office:value="615.78000000000247" table:style-name="ce16">
            <text:p>615.8</text:p>
          </table:table-cell>
          <table:table-cell office:value-type="float" office:value="34120.148000000001" table:style-name="ce16">
            <text:p>34,120.1</text:p>
          </table:table-cell>
          <table:table-cell table:number-columns-repeated="16376" table:style-name="ce6"/>
        </table:table-row>
        <table:table-row table:style-name="ro1">
          <table:table-cell office:value-type="float" office:value="2011" table:style-name="ce15">
            <text:p><text:s/>2011</text:p>
          </table:table-cell>
          <table:table-cell office:value-type="float" office:value="28467.289000000001" table:style-name="ce16">
            <text:p>28,467.3</text:p>
          </table:table-cell>
          <table:table-cell office:value-type="float" office:value="1238.3209999999999" table:style-name="ce16">
            <text:p>1,238.3</text:p>
          </table:table-cell>
          <table:table-cell office:value-type="float" office:value="3248.2930000000001" table:style-name="ce16">
            <text:p>3,248.3</text:p>
          </table:table-cell>
          <table:table-cell office:value-type="float" office:value="465.47300000000001" table:style-name="ce16">
            <text:p>465.5</text:p>
          </table:table-cell>
          <table:table-cell office:value-type="float" office:value="168.06200000000001" table:style-name="ce16">
            <text:p>168.1</text:p>
          </table:table-cell>
          <table:table-cell office:value-type="float" office:value="641.15599999999995" table:style-name="ce16">
            <text:p>641.2</text:p>
          </table:table-cell>
          <table:table-cell office:value-type="float" office:value="34228.593999999997" table:style-name="ce16">
            <text:p>34,228.6</text:p>
          </table:table-cell>
          <table:table-cell table:number-columns-repeated="16376" table:style-name="ce6"/>
        </table:table-row>
        <table:table-row table:style-name="ro8">
          <table:table-cell office:value-type="float" office:value="2012" table:style-name="ce17">
            <text:p><text:s/>2012</text:p>
          </table:table-cell>
          <table:table-cell office:value-type="float" office:value="28722.453000000001" table:style-name="ce18">
            <text:p>28,722.5</text:p>
          </table:table-cell>
          <table:table-cell office:value-type="float" office:value="1224.8489999999999" table:style-name="ce18">
            <text:p>1,224.8</text:p>
          </table:table-cell>
          <table:table-cell office:value-type="float" office:value="3280.6149999999998" table:style-name="ce18">
            <text:p>3,280.6</text:p>
          </table:table-cell>
          <table:table-cell office:value-type="float" office:value="460.61599999999999" table:style-name="ce18">
            <text:p>460.6</text:p>
          </table:table-cell>
          <table:table-cell office:value-type="float" office:value="166.297" table:style-name="ce18">
            <text:p>166.3</text:p>
          </table:table-cell>
          <table:table-cell office:value-type="float" office:value="667.49199999999996" table:style-name="ce18">
            <text:p>667.5</text:p>
          </table:table-cell>
          <table:table-cell office:value-type="float" office:value="34522.322" table:style-name="ce18">
            <text:p>34,522.3</text:p>
          </table:table-cell>
          <table:table-cell table:number-columns-repeated="16376" table:style-name="ce6"/>
        </table:table-row>
        <table:table-row table:style-name="ro8">
          <table:table-cell office:value-type="float" office:value="2013" table:style-name="ce17">
            <text:p><text:s/>2013</text:p>
          </table:table-cell>
          <table:table-cell office:value-type="float" office:value="29140.937000000002" table:style-name="ce18">
            <text:p>29,140.9</text:p>
          </table:table-cell>
          <table:table-cell office:value-type="float" office:value="1219.3989999999999" table:style-name="ce18">
            <text:p>1,219.4</text:p>
          </table:table-cell>
          <table:table-cell office:value-type="float" office:value="3353.8939999999998" table:style-name="ce18">
            <text:p>3,353.9</text:p>
          </table:table-cell>
          <table:table-cell office:value-type="float" office:value="468.87599999999998" table:style-name="ce18">
            <text:p>468.9</text:p>
          </table:table-cell>
          <table:table-cell office:value-type="float" office:value="164.46100000000001" table:style-name="ce18">
            <text:p>164.5</text:p>
          </table:table-cell>
          <table:table-cell office:value-type="float" office:value="686.92" table:style-name="ce18">
            <text:p>686.9</text:p>
          </table:table-cell>
          <table:table-cell office:value-type="float" office:value="35034.487000000001" table:style-name="ce18">
            <text:p>35,034.5</text:p>
          </table:table-cell>
          <table:table-cell table:number-columns-repeated="16376" table:style-name="ce6"/>
        </table:table-row>
        <table:table-row table:style-name="ro8">
          <table:table-cell office:value-type="float" office:value="2014" table:style-name="ce17">
            <text:p><text:s/>2014</text:p>
          </table:table-cell>
          <table:table-cell office:value-type="float" office:value="29611.489000000001" table:style-name="ce18">
            <text:p>29,611.5</text:p>
          </table:table-cell>
          <table:table-cell office:value-type="float" office:value="1216.1679999999999" table:style-name="ce18">
            <text:p>1,216.2</text:p>
          </table:table-cell>
          <table:table-cell office:value-type="float" office:value="3471.28" table:style-name="ce18">
            <text:p>3,471.3</text:p>
          </table:table-cell>
          <table:table-cell office:value-type="float" office:value="473.93200000000002" table:style-name="ce18">
            <text:p>473.9</text:p>
          </table:table-cell>
          <table:table-cell office:value-type="float" office:value="163.05099999999999" table:style-name="ce18">
            <text:p>163.1</text:p>
          </table:table-cell>
          <table:table-cell office:value-type="float" office:value="697.18700000000001" table:style-name="ce18">
            <text:p>697.2</text:p>
          </table:table-cell>
          <table:table-cell office:value-type="float" office:value="35633.107000000004" table:style-name="ce18">
            <text:p>35,633.1</text:p>
          </table:table-cell>
          <table:table-cell table:number-columns-repeated="16376" table:style-name="ce6"/>
        </table:table-row>
        <table:table-row table:style-name="ro2">
          <table:table-cell office:value-type="float" office:value="2015" table:style-name="ce17">
            <text:p><text:s/>2015</text:p>
          </table:table-cell>
          <table:table-cell office:value-type="float" office:value="30250.294000000002" table:style-name="ce18">
            <text:p>30,250.3</text:p>
          </table:table-cell>
          <table:table-cell office:value-type="float" office:value="1230.779" table:style-name="ce18">
            <text:p>1,230.8</text:p>
          </table:table-cell>
          <table:table-cell office:value-type="float" office:value="3633.578" table:style-name="ce18">
            <text:p>3,633.6</text:p>
          </table:table-cell>
          <table:table-cell office:value-type="float" office:value="483.36099999999999" table:style-name="ce18">
            <text:p>483.4</text:p>
          </table:table-cell>
          <table:table-cell office:value-type="float" office:value="162.696" table:style-name="ce18">
            <text:p>162.7</text:p>
          </table:table-cell>
          <table:table-cell office:value-type="float" office:value="706.779" table:style-name="ce18">
            <text:p>706.8</text:p>
          </table:table-cell>
          <table:table-cell office:value-type="float" office:value="36467.487000000001" table:style-name="ce18">
            <text:p>36,467.5</text:p>
          </table:table-cell>
          <table:table-cell table:number-columns-repeated="16376"/>
        </table:table-row>
        <table:table-row table:style-name="ro2">
          <table:table-cell office:value-type="float" office:value="2016" table:style-name="ce17">
            <text:p><text:s/>2016</text:p>
          </table:table-cell>
          <table:table-cell office:value-type="float" office:value="30850.44" table:style-name="ce18">
            <text:p>30,850.4</text:p>
          </table:table-cell>
          <table:table-cell office:value-type="float" office:value="1248.0740000000001" table:style-name="ce18">
            <text:p>1,248.1</text:p>
          </table:table-cell>
          <table:table-cell office:value-type="float" office:value="3781.9839999999999" table:style-name="ce18">
            <text:p>3,782.0</text:p>
          </table:table-cell>
          <table:table-cell office:value-type="float" office:value="493.63799999999998" table:style-name="ce18">
            <text:p>493.6</text:p>
          </table:table-cell>
          <table:table-cell office:value-type="float" office:value="161.5" table:style-name="ce18">
            <text:p>161.5</text:p>
          </table:table-cell>
          <table:table-cell office:value-type="float" office:value="721.16700000000003" table:style-name="ce18">
            <text:p>721.2</text:p>
          </table:table-cell>
          <table:table-cell office:value-type="float" office:value="37256.803" table:style-name="ce18">
            <text:p>37,256.8</text:p>
          </table:table-cell>
          <table:table-cell table:number-columns-repeated="16376"/>
        </table:table-row>
        <table:table-row table:style-name="ro2">
          <table:table-cell office:value-type="float" office:value="2017" table:style-name="ce20">
            <text:p><text:s/>2017</text:p>
          </table:table-cell>
          <table:table-cell office:value-type="float" office:value="31200.182000000001" table:style-name="ce21">
            <text:p>31,200.2</text:p>
          </table:table-cell>
          <table:table-cell office:value-type="float" office:value="1233.5899999999999" table:style-name="ce21">
            <text:p>1,233.6</text:p>
          </table:table-cell>
          <table:table-cell office:value-type="float" office:value="3898.1489999999999" table:style-name="ce21">
            <text:p>3,898.1</text:p>
          </table:table-cell>
          <table:table-cell office:value-type="float" office:value="499.35300000000001" table:style-name="ce21">
            <text:p>499.4</text:p>
          </table:table-cell>
          <table:table-cell office:value-type="float" office:value="158.43199999999999" table:style-name="ce21">
            <text:p>158.4</text:p>
          </table:table-cell>
          <table:table-cell office:value-type="float" office:value="745.28599999999994" table:style-name="ce21">
            <text:p>745.3</text:p>
          </table:table-cell>
          <table:table-cell office:value-type="float" office:value="37734.991999999998" table:style-name="ce21">
            <text:p>37,735.0</text:p>
          </table:table-cell>
          <table:table-cell table:number-columns-repeated="16376"/>
        </table:table-row>
        <table:table-row table:style-name="ro10">
          <table:table-cell table:style-name="ce22"/>
          <table:table-cell table:number-columns-repeated="7" table:style-name="ce18"/>
          <table:table-cell table:number-columns-repeated="16376" table:style-name="ce6"/>
        </table:table-row>
        <table:table-row table:style-name="ro1">
          <table:table-cell office:value-type="string" table:style-name="ce23">
            <text:p>United Kingdom</text:p>
          </table:table-cell>
          <table:table-cell table:number-columns-repeated="6" table:style-name="ce8"/>
          <table:table-cell office:value-type="string" table:style-name="ce9">
            <text:p>Thousand</text:p>
          </table:table-cell>
          <table:table-cell table:number-columns-repeated="16376"/>
        </table:table-row>
        <table:table-row table:style-name="ro5">
          <table:table-cell office:value-type="string" table:style-name="ce10">
            <text:p>Year</text:p>
          </table:table-cell>
          <table:table-cell office:value-type="string" table:style-name="ce11">
            <text:p>Cars</text:p>
          </table:table-cell>
          <table:table-cell office:value-type="string" table:style-name="ce11">
            <text:p>Motorcycles</text:p>
          </table:table-cell>
          <table:table-cell office:value-type="string" table:style-name="ce11">
            <text:p>Light Goods Vehicles</text:p>
          </table:table-cell>
          <table:table-cell office:value-type="string" table:style-name="ce11">
            <text:p>Heavy Goods Vehicles</text:p>
          </table:table-cell>
          <table:table-cell office:value-type="string" table:style-name="ce12">
            <text:p>Buses and coaches</text:p>
          </table:table-cell>
          <table:table-cell office:value-type="string" table:style-name="ce11">
            <text:p>Other vehicles<text:s/><text:span text:style-name="T3">1</text:span></text:p>
          </table:table-cell>
          <table:table-cell office:value-type="string" table:style-name="ce11">
            <text:p>Total</text:p>
          </table:table-cell>
          <table:table-cell table:number-columns-repeated="16376"/>
        </table:table-row>
        <table:table-row table:style-name="ro10">
          <table:table-cell office:value-type="float" office:value="2014" table:style-name="ce15">
            <text:p><text:s/>2014</text:p>
          </table:table-cell>
          <table:table-cell office:value-type="float" office:value="30513.268" table:style-name="ce24">
            <text:p><text:s/>30,513.3<text:s/></text:p>
          </table:table-cell>
          <table:table-cell office:value-type="float" office:value="1240.212" table:style-name="ce24">
            <text:p><text:s/>1,240.2<text:s/></text:p>
          </table:table-cell>
          <table:table-cell office:value-type="float" office:value="3569.6129999999998" table:style-name="ce24">
            <text:p><text:s/>3,569.6<text:s/></text:p>
          </table:table-cell>
          <table:table-cell office:value-type="float" office:value="496.77300000000002" table:style-name="ce24">
            <text:p><text:s/>496.8<text:s/></text:p>
          </table:table-cell>
          <table:table-cell office:value-type="float" office:value="168.64" table:style-name="ce24">
            <text:p><text:s/>168.6<text:s/></text:p>
          </table:table-cell>
          <table:table-cell office:value-type="float" office:value="726.32799999999997" table:style-name="ce24">
            <text:p><text:s/>726.3<text:s/></text:p>
          </table:table-cell>
          <table:table-cell office:value-type="float" office:value="36714.834000000003" table:formula="of:=SUM([.B36:.G36])" table:style-name="ce24">
            <text:p><text:s/>36,714.8<text:s/></text:p>
          </table:table-cell>
          <table:table-cell table:number-columns-repeated="16376"/>
        </table:table-row>
        <table:table-row table:style-name="ro2">
          <table:table-cell office:value-type="float" office:value="2015" table:style-name="ce15">
            <text:p><text:s/>2015</text:p>
          </table:table-cell>
          <table:table-cell office:value-type="float" office:value="31170.701000000001" table:style-name="ce24">
            <text:p><text:s/>31,170.7<text:s/></text:p>
          </table:table-cell>
          <table:table-cell office:value-type="float" office:value="1253.08" table:style-name="ce24">
            <text:p><text:s/>1,253.1<text:s/></text:p>
          </table:table-cell>
          <table:table-cell office:value-type="float" office:value="3736.0360000000001" table:style-name="ce24">
            <text:p><text:s/>3,736.0<text:s/></text:p>
          </table:table-cell>
          <table:table-cell office:value-type="float" office:value="506.21100000000001" table:style-name="ce24">
            <text:p><text:s/>506.2<text:s/></text:p>
          </table:table-cell>
          <table:table-cell office:value-type="float" office:value="168.22" table:style-name="ce24">
            <text:p><text:s/>168.2<text:s/></text:p>
          </table:table-cell>
          <table:table-cell office:value-type="float" office:value="736.32100000000003" table:style-name="ce24">
            <text:p><text:s/>736.3<text:s/></text:p>
          </table:table-cell>
          <table:table-cell office:value-type="float" office:value="37570.569000000003" table:style-name="ce24">
            <text:p><text:s/>37,570.6<text:s/></text:p>
          </table:table-cell>
          <table:table-cell table:number-columns-repeated="16376"/>
        </table:table-row>
        <table:table-row table:style-name="ro2">
          <table:table-cell office:value-type="float" office:value="2016" table:style-name="ce15">
            <text:p><text:s/>2016</text:p>
          </table:table-cell>
          <table:table-cell office:value-type="float" office:value="31792.258999999998" table:style-name="ce24">
            <text:p><text:s/>31,792.3<text:s/></text:p>
          </table:table-cell>
          <table:table-cell office:value-type="float" office:value="1270.2159999999999" table:style-name="ce24">
            <text:p><text:s/>1,270.2<text:s/></text:p>
          </table:table-cell>
          <table:table-cell office:value-type="float" office:value="3889.681" table:style-name="ce24">
            <text:p><text:s/>3,889.7<text:s/></text:p>
          </table:table-cell>
          <table:table-cell office:value-type="float" office:value="517.14400000000001" table:style-name="ce24">
            <text:p><text:s/>517.1<text:s/></text:p>
          </table:table-cell>
          <table:table-cell office:value-type="float" office:value="167.05600000000001" table:style-name="ce24">
            <text:p><text:s/>167.1<text:s/></text:p>
          </table:table-cell>
          <table:table-cell office:value-type="float" office:value="751.85799999999995" table:style-name="ce24">
            <text:p><text:s/>751.9<text:s/></text:p>
          </table:table-cell>
          <table:table-cell office:value-type="float" office:value="38388.214" table:style-name="ce24">
            <text:p><text:s/>38,388.2<text:s/></text:p>
          </table:table-cell>
          <table:table-cell table:number-columns-repeated="16376"/>
        </table:table-row>
        <table:table-row table:style-name="ro2">
          <table:table-cell office:value-type="float" office:value="2017" table:style-name="ce25">
            <text:p><text:s/>2017</text:p>
          </table:table-cell>
          <table:table-cell office:value-type="float" office:value="32159.942999999999" table:style-name="ce26">
            <text:p><text:s/>32,159.9<text:s/></text:p>
          </table:table-cell>
          <table:table-cell office:value-type="float" office:value="1255.8599999999999" table:style-name="ce26">
            <text:p><text:s/>1,255.9<text:s/></text:p>
          </table:table-cell>
          <table:table-cell office:value-type="float" office:value="4011.3220000000001" table:style-name="ce26">
            <text:p><text:s/>4,011.3<text:s/></text:p>
          </table:table-cell>
          <table:table-cell office:value-type="float" office:value="523.33600000000001" table:style-name="ce26">
            <text:p><text:s/>523.3<text:s/></text:p>
          </table:table-cell>
          <table:table-cell office:value-type="float" office:value="164.02600000000001" table:style-name="ce26">
            <text:p><text:s/>164.0<text:s/></text:p>
          </table:table-cell>
          <table:table-cell office:value-type="float" office:value="778.84" table:style-name="ce26">
            <text:p><text:s/>778.8<text:s/></text:p>
          </table:table-cell>
          <table:table-cell office:value-type="float" office:value="38893.326999999997" table:style-name="ce26">
            <text:p><text:s/>38,893.3<text:s/></text:p>
          </table:table-cell>
          <table:table-cell table:number-columns-repeated="16376"/>
        </table:table-row>
        <table:table-row table:style-name="ro1">
          <table:table-cell table:style-name="ce27"/>
          <table:table-cell table:number-columns-repeated="7" table:style-name="ce24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35">
            <text:p>1. Includes rear diggers, lift trucks, rollers, ambulances, Hackney Carriages, three wheelers, tricycles and agricultural vehicles.</text:p>
          </table:table-cell>
          <table:covered-table-cell table:number-columns-repeated="7"/>
          <table:table-cell table:number-columns-repeated="16376" table:style-name="ce3"/>
        </table:table-row>
        <table:table-row table:style-name="ro8">
          <table:table-cell table:style-name="ce28"/>
          <table:table-cell table:number-columns-repeated="7" table:style-name="ce29"/>
          <table:table-cell table:number-columns-repeated="16376" table:style-name="ce3"/>
        </table:table-row>
        <table:table-row table:style-name="ro8">
          <table:table-cell table:number-columns-repeated="7" table:style-name="ce19"/>
          <table:table-cell office:value-type="string" table:style-name="ce30">
            <text:p>Source: DVLA/DfT</text:p>
          </table:table-cell>
          <table:table-cell table:number-columns-repeated="16376"/>
        </table:table-row>
        <table:table-row table:style-name="ro8">
          <table:table-cell table:number-columns-repeated="3" table:style-name="ce3"/>
          <table:table-cell table:style-name="ce31"/>
          <table:table-cell table:number-columns-repeated="3" table:style-name="ce3"/>
          <table:table-cell office:value-type="string" table:style-name="ce30">
            <text:p>Last updated: 12 April 2018</text:p>
          </table:table-cell>
          <table:table-cell table:number-columns-repeated="16376"/>
        </table:table-row>
        <table:table-row table:style-name="ro8">
          <table:table-cell office:value-type="string" table:style-name="ce3">
            <text:p>Telephone: 020 7944 3077</text:p>
          </table:table-cell>
          <table:table-cell table:style-name="ce32"/>
          <table:table-cell table:style-name="ce3"/>
          <table:table-cell table:style-name="ce31"/>
          <table:table-cell table:number-columns-repeated="3" table:style-name="ce3"/>
          <table:table-cell office:value-type="string" table:style-name="ce30">
            <text:p>Next update: April 2019</text:p>
          </table:table-cell>
          <table:table-cell table:number-columns-repeated="16376"/>
        </table:table-row>
        <table:table-row table:style-name="ro8">
          <table:table-cell office:value-type="string" table:style-name="ce33">
            <text:p>Email :<text:s/><text:span text:style-name="T1">vehicles.stats@dft.gov.uk</text:span></text:p>
          </table:table-cell>
          <table:table-cell table:number-columns-repeated="2" table:style-name="ce3"/>
          <table:table-cell table:style-name="ce31"/>
          <table:table-cell table:number-columns-repeated="3" table:style-name="ce3"/>
          <table:table-cell table:number-columns-repeated="16377" table:style-name="ce19"/>
        </table:table-row>
        <table:table-row table:style-name="ro8">
          <table:table-cell office:value-type="string" table:number-columns-spanned="8" table:number-rows-spanned="1" table:style-name="ce36">
            <text:p><text:a xlink:href="https://www.gov.uk/government/publications/vehicles-statistics-guidance"><text:span text:style-name="T2">Notes &amp; definitions (</text:span>https://www.gov.uk/government/publications/vehicles-statistics-guidance)</text:a></text:p>
          </table:table-cell>
          <table:covered-table-cell table:number-columns-repeated="7"/>
          <table:table-cell table:number-columns-repeated="16376"/>
        </table:table-row>
        <table:table-row table:number-rows-repeated="1048529" table:style-name="ro11">
          <table:table-cell table:number-columns-repeated="16384"/>
        </table:table-row>
        <table:named-expressions>
          <table:named-range table:name="Print_Area" table:cell-range-address="VEH0102.$A$1:VEH0102.$H$47" table:base-cell-address="VEH0102.$A$1"/>
        </table:named-expressions>
      </table:table>
      <table:table table:name="Index" table:style-name="ta2">
        <table:table-column table:style-name="co6" table:number-columns-repeated="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6376" table:default-cell-style-name="ce1"/>
        <table:table-row table:style-name="ro12">
          <table:table-cell table:style-name="ce1"/>
          <table:table-cell office:value-type="string" table:number-columns-spanned="7" table:number-rows-spanned="1" table:style-name="ce41">
            <text:p>Index (1994 = 100)</text:p>
          </table:table-cell>
          <table:covered-table-cell table:number-columns-repeated="6"/>
          <table:table-cell table:number-columns-repeated="16376"/>
        </table:table-row>
        <table:table-row table:style-name="ro5">
          <table:table-cell office:value-type="string" table:style-name="ce37">
            <text:p>Year</text:p>
          </table:table-cell>
          <table:table-cell office:value-type="string" table:style-name="ce38">
            <text:p>Cars</text:p>
          </table:table-cell>
          <table:table-cell office:value-type="string" table:style-name="ce38">
            <text:p>Motor cycles</text:p>
          </table:table-cell>
          <table:table-cell office:value-type="string" table:style-name="ce38">
            <text:p>Light goods</text:p>
          </table:table-cell>
          <table:table-cell office:value-type="string" table:style-name="ce38">
            <text:p>Heavy goods</text:p>
          </table:table-cell>
          <table:table-cell office:value-type="string" table:style-name="ce38">
            <text:p>Buses and coaches</text:p>
          </table:table-cell>
          <table:table-cell office:value-type="string" table:style-name="ce38">
            <text:p>Other vehicles<text:span text:style-name="T3"><text:s/></text:span></text:p>
          </table:table-cell>
          <table:table-cell office:value-type="string" table:style-name="ce38">
            <text:p>Total</text:p>
          </table:table-cell>
          <table:table-cell table:number-columns-repeated="16376"/>
        </table:table-row>
        <table:table-row table:style-name="ro1">
          <table:table-cell office:value-type="float" office:value="1994" table:style-name="ce37">
            <text:p><text:s/>1994</text:p>
          </table:table-cell>
          <table:table-cell office:value-type="float" office:value="100" table:formula="of:=['VEH0102'.B9]/['VEH0102'.B$9]*100" table:style-name="ce39">
            <text:p>100.0</text:p>
          </table:table-cell>
          <table:table-cell office:value-type="float" office:value="100" table:formula="of:=['VEH0102'.C9]/['VEH0102'.C$9]*100" table:style-name="ce39">
            <text:p>100.0</text:p>
          </table:table-cell>
          <table:table-cell office:value-type="float" office:value="100" table:formula="of:=['VEH0102'.D9]/['VEH0102'.D$9]*100" table:style-name="ce39">
            <text:p>100.0</text:p>
          </table:table-cell>
          <table:table-cell office:value-type="float" office:value="100" table:formula="of:=['VEH0102'.E9]/['VEH0102'.E$9]*100" table:style-name="ce39">
            <text:p>100.0</text:p>
          </table:table-cell>
          <table:table-cell office:value-type="float" office:value="100" table:formula="of:=['VEH0102'.F9]/['VEH0102'.F$9]*100" table:style-name="ce39">
            <text:p>100.0</text:p>
          </table:table-cell>
          <table:table-cell office:value-type="float" office:value="100" table:formula="of:=['VEH0102'.G9]/['VEH0102'.G$9]*100" table:style-name="ce39">
            <text:p>100.0</text:p>
          </table:table-cell>
          <table:table-cell office:value-type="float" office:value="100" table:formula="of:=['VEH0102'.H9]/['VEH0102'.H$9]*100" table:style-name="ce39">
            <text:p>100.0</text:p>
          </table:table-cell>
          <table:table-cell table:number-columns-repeated="16376"/>
        </table:table-row>
        <table:table-row table:style-name="ro1">
          <table:table-cell office:value-type="float" office:value="1995" table:style-name="ce37">
            <text:p><text:s/>1995</text:p>
          </table:table-cell>
          <table:table-cell office:value-type="float" office:value="100.91937418590689" table:formula="of:=['VEH0102'.B10]/['VEH0102'.B$9]*100" table:style-name="ce39">
            <text:p>100.9</text:p>
          </table:table-cell>
          <table:table-cell office:value-type="float" office:value="97.443690163429608" table:formula="of:=['VEH0102'.C10]/['VEH0102'.C$9]*100" table:style-name="ce39">
            <text:p>97.4</text:p>
          </table:table-cell>
          <table:table-cell office:value-type="float" office:value="99.303956254827142" table:formula="of:=['VEH0102'.D10]/['VEH0102'.D$9]*100" table:style-name="ce39">
            <text:p>99.3</text:p>
          </table:table-cell>
          <table:table-cell office:value-type="float" office:value="100.46637491506418" table:formula="of:=['VEH0102'.E10]/['VEH0102'.E$9]*100" table:style-name="ce39">
            <text:p>100.5</text:p>
          </table:table-cell>
          <table:table-cell office:value-type="float" office:value="99.821126577338362" table:formula="of:=['VEH0102'.F10]/['VEH0102'.F$9]*100" table:style-name="ce39">
            <text:p>99.8</text:p>
          </table:table-cell>
          <table:table-cell office:value-type="float" office:value="95.789688125664796" table:formula="of:=['VEH0102'.G10]/['VEH0102'.G$9]*100" table:style-name="ce39">
            <text:p>95.8</text:p>
          </table:table-cell>
          <table:table-cell office:value-type="float" office:value="100.54654803641692" table:formula="of:=['VEH0102'.H10]/['VEH0102'.H$9]*100" table:style-name="ce39">
            <text:p>100.5</text:p>
          </table:table-cell>
          <table:table-cell table:number-columns-repeated="16376"/>
        </table:table-row>
        <table:table-row table:style-name="ro1">
          <table:table-cell office:value-type="float" office:value="1996" table:style-name="ce37">
            <text:p><text:s/>1996</text:p>
          </table:table-cell>
          <table:table-cell office:value-type="float" office:value="104.89799074050094" table:formula="of:=['VEH0102'.B11]/['VEH0102'.B$9]*100" table:style-name="ce39">
            <text:p>104.9</text:p>
          </table:table-cell>
          <table:table-cell office:value-type="float" office:value="102.47377663602997" table:formula="of:=['VEH0102'.C11]/['VEH0102'.C$9]*100" table:style-name="ce39">
            <text:p>102.5</text:p>
          </table:table-cell>
          <table:table-cell office:value-type="float" office:value="101.6946155433085" table:formula="of:=['VEH0102'.D11]/['VEH0102'.D$9]*100" table:style-name="ce39">
            <text:p>101.7</text:p>
          </table:table-cell>
          <table:table-cell office:value-type="float" office:value="102.13729431274442" table:formula="of:=['VEH0102'.E11]/['VEH0102'.E$9]*100" table:style-name="ce39">
            <text:p>102.1</text:p>
          </table:table-cell>
          <table:table-cell office:value-type="float" office:value="102.5354494601275" table:formula="of:=['VEH0102'.F11]/['VEH0102'.F$9]*100" table:style-name="ce39">
            <text:p>102.5</text:p>
          </table:table-cell>
          <table:table-cell office:value-type="float" office:value="94.213367665058598" table:formula="of:=['VEH0102'.G11]/['VEH0102'.G$9]*100" table:style-name="ce39">
            <text:p>94.2</text:p>
          </table:table-cell>
          <table:table-cell office:value-type="float" office:value="104.24260182262208" table:formula="of:=['VEH0102'.H11]/['VEH0102'.H$9]*100" table:style-name="ce39">
            <text:p>104.2</text:p>
          </table:table-cell>
          <table:table-cell table:number-columns-repeated="16376"/>
        </table:table-row>
        <table:table-row table:style-name="ro1">
          <table:table-cell office:value-type="float" office:value="1997" table:style-name="ce37">
            <text:p><text:s/>1997</text:p>
          </table:table-cell>
          <table:table-cell office:value-type="float" office:value="107.70073761735289" table:formula="of:=['VEH0102'.B12]/['VEH0102'.B$9]*100" table:style-name="ce39">
            <text:p>107.7</text:p>
          </table:table-cell>
          <table:table-cell office:value-type="float" office:value="104.36038850250095" table:formula="of:=['VEH0102'.C12]/['VEH0102'.C$9]*100" table:style-name="ce39">
            <text:p>104.4</text:p>
          </table:table-cell>
          <table:table-cell office:value-type="float" office:value="104.37526577045013" table:formula="of:=['VEH0102'.D12]/['VEH0102'.D$9]*100" table:style-name="ce39">
            <text:p>104.4</text:p>
          </table:table-cell>
          <table:table-cell office:value-type="float" office:value="103.58583626748015" table:formula="of:=['VEH0102'.E12]/['VEH0102'.E$9]*100" table:style-name="ce39">
            <text:p>103.6</text:p>
          </table:table-cell>
          <table:table-cell office:value-type="float" office:value="104.54078314036686" table:formula="of:=['VEH0102'.F12]/['VEH0102'.F$9]*100" table:style-name="ce39">
            <text:p>104.5</text:p>
          </table:table-cell>
          <table:table-cell office:value-type="float" office:value="93.816782803412451" table:formula="of:=['VEH0102'.G12]/['VEH0102'.G$9]*100" table:style-name="ce39">
            <text:p>93.8</text:p>
          </table:table-cell>
          <table:table-cell office:value-type="float" office:value="106.90542529638903" table:formula="of:=['VEH0102'.H12]/['VEH0102'.H$9]*100" table:style-name="ce39">
            <text:p>106.9</text:p>
          </table:table-cell>
          <table:table-cell table:number-columns-repeated="16376"/>
        </table:table-row>
        <table:table-row table:style-name="ro1">
          <table:table-cell office:value-type="float" office:value="1998" table:style-name="ce37">
            <text:p><text:s/>1998</text:p>
          </table:table-cell>
          <table:table-cell office:value-type="float" office:value="109.87833835073893" table:formula="of:=['VEH0102'.B13]/['VEH0102'.B$9]*100" table:style-name="ce39">
            <text:p>109.9</text:p>
          </table:table-cell>
          <table:table-cell office:value-type="float" office:value="112.8810051572847" table:formula="of:=['VEH0102'.C13]/['VEH0102'.C$9]*100" table:style-name="ce39">
            <text:p>112.9</text:p>
          </table:table-cell>
          <table:table-cell office:value-type="float" office:value="106.56673463840951" table:formula="of:=['VEH0102'.D13]/['VEH0102'.D$9]*100" table:style-name="ce39">
            <text:p>106.6</text:p>
          </table:table-cell>
          <table:table-cell office:value-type="float" office:value="104.73217297924002" table:formula="of:=['VEH0102'.E13]/['VEH0102'.E$9]*100" table:style-name="ce39">
            <text:p>104.7</text:p>
          </table:table-cell>
          <table:table-cell office:value-type="float" office:value="104.92519838688696" table:formula="of:=['VEH0102'.F13]/['VEH0102'.F$9]*100" table:style-name="ce39">
            <text:p>104.9</text:p>
          </table:table-cell>
          <table:table-cell office:value-type="float" office:value="92.030397603458539" table:formula="of:=['VEH0102'.G13]/['VEH0102'.G$9]*100" table:style-name="ce39">
            <text:p>92.0</text:p>
          </table:table-cell>
          <table:table-cell office:value-type="float" office:value="109.1432078163083" table:formula="of:=['VEH0102'.H13]/['VEH0102'.H$9]*100" table:style-name="ce39">
            <text:p>109.1</text:p>
          </table:table-cell>
          <table:table-cell table:number-columns-repeated="16376"/>
        </table:table-row>
        <table:table-row table:style-name="ro1">
          <table:table-cell office:value-type="float" office:value="1999" table:style-name="ce37">
            <text:p><text:s/>1999</text:p>
          </table:table-cell>
          <table:table-cell office:value-type="float" office:value="113.09357715004664" table:formula="of:=['VEH0102'.B14]/['VEH0102'.B$9]*100" table:style-name="ce39">
            <text:p>113.1</text:p>
          </table:table-cell>
          <table:table-cell office:value-type="float" office:value="123.36480229483911" table:formula="of:=['VEH0102'.C14]/['VEH0102'.C$9]*100" table:style-name="ce39">
            <text:p>123.4</text:p>
          </table:table-cell>
          <table:table-cell office:value-type="float" office:value="109.56689415915493" table:formula="of:=['VEH0102'.D14]/['VEH0102'.D$9]*100" table:style-name="ce39">
            <text:p>109.6</text:p>
          </table:table-cell>
          <table:table-cell office:value-type="float" office:value="109.09419205238224" table:formula="of:=['VEH0102'.E14]/['VEH0102'.E$9]*100" table:style-name="ce39">
            <text:p>109.1</text:p>
          </table:table-cell>
          <table:table-cell office:value-type="float" office:value="109.35410433198906" table:formula="of:=['VEH0102'.F14]/['VEH0102'.F$9]*100" table:style-name="ce39">
            <text:p>109.4</text:p>
          </table:table-cell>
          <table:table-cell office:value-type="float" office:value="89.134576689493244" table:formula="of:=['VEH0102'.G14]/['VEH0102'.G$9]*100" table:style-name="ce39">
            <text:p>89.1</text:p>
          </table:table-cell>
          <table:table-cell office:value-type="float" office:value="112.42936444677716" table:formula="of:=['VEH0102'.H14]/['VEH0102'.H$9]*100" table:style-name="ce39">
            <text:p>112.4</text:p>
          </table:table-cell>
          <table:table-cell table:number-columns-repeated="16376"/>
        </table:table-row>
        <table:table-row table:style-name="ro1">
          <table:table-cell office:value-type="float" office:value="2000" table:style-name="ce37">
            <text:p><text:s/>2000</text:p>
          </table:table-cell>
          <table:table-cell office:value-type="float" office:value="115.12484219335981" table:formula="of:=['VEH0102'.B15]/['VEH0102'.B$9]*100" table:style-name="ce39">
            <text:p>115.1</text:p>
          </table:table-cell>
          <table:table-cell office:value-type="float" office:value="132.29406232574397" table:formula="of:=['VEH0102'.C15]/['VEH0102'.C$9]*100" table:style-name="ce39">
            <text:p>132.3</text:p>
          </table:table-cell>
          <table:table-cell office:value-type="float" office:value="111.45822076829121" table:formula="of:=['VEH0102'.D15]/['VEH0102'.D$9]*100" table:style-name="ce39">
            <text:p>111.5</text:p>
          </table:table-cell>
          <table:table-cell office:value-type="float" office:value="112.01574698388714" table:formula="of:=['VEH0102'.E15]/['VEH0102'.E$9]*100" table:style-name="ce39">
            <text:p>112.0</text:p>
          </table:table-cell>
          <table:table-cell office:value-type="float" office:value="112.24469884220112" table:formula="of:=['VEH0102'.F15]/['VEH0102'.F$9]*100" table:style-name="ce39">
            <text:p>112.2</text:p>
          </table:table-cell>
          <table:table-cell office:value-type="float" office:value="85.438405778951036" table:formula="of:=['VEH0102'.G15]/['VEH0102'.G$9]*100" table:style-name="ce39">
            <text:p>85.4</text:p>
          </table:table-cell>
          <table:table-cell office:value-type="float" office:value="114.53000067257328" table:formula="of:=['VEH0102'.H15]/['VEH0102'.H$9]*100" table:style-name="ce39">
            <text:p>114.5</text:p>
          </table:table-cell>
          <table:table-cell table:number-columns-repeated="16376"/>
        </table:table-row>
        <table:table-row table:style-name="ro1">
          <table:table-cell office:value-type="float" office:value="2001" table:style-name="ce37">
            <text:p><text:s/>2001</text:p>
          </table:table-cell>
          <table:table-cell office:value-type="float" office:value="118.52269634853725" table:formula="of:=['VEH0102'.B16]/['VEH0102'.B$9]*100" table:style-name="ce39">
            <text:p>118.5</text:p>
          </table:table-cell>
          <table:table-cell office:value-type="float" office:value="140.09199330856873" table:formula="of:=['VEH0102'.C16]/['VEH0102'.C$9]*100" table:style-name="ce39">
            <text:p>140.1</text:p>
          </table:table-cell>
          <table:table-cell office:value-type="float" office:value="115.14403881266044" table:formula="of:=['VEH0102'.D16]/['VEH0102'.D$9]*100" table:style-name="ce39">
            <text:p>115.1</text:p>
          </table:table-cell>
          <table:table-cell office:value-type="float" office:value="113.44219374397133" table:formula="of:=['VEH0102'.E16]/['VEH0102'.E$9]*100" table:style-name="ce39">
            <text:p>113.4</text:p>
          </table:table-cell>
          <table:table-cell office:value-type="float" office:value="111.62872381943541" table:formula="of:=['VEH0102'.F16]/['VEH0102'.F$9]*100" table:style-name="ce39">
            <text:p>111.6</text:p>
          </table:table-cell>
          <table:table-cell office:value-type="float" office:value="83.62947786054589" table:formula="of:=['VEH0102'.G16]/['VEH0102'.G$9]*100" table:style-name="ce39">
            <text:p>83.6</text:p>
          </table:table-cell>
          <table:table-cell office:value-type="float" office:value="117.89702463009361" table:formula="of:=['VEH0102'.H16]/['VEH0102'.H$9]*100" table:style-name="ce39">
            <text:p>117.9</text:p>
          </table:table-cell>
          <table:table-cell table:number-columns-repeated="16376"/>
        </table:table-row>
        <table:table-row table:style-name="ro1">
          <table:table-cell office:value-type="float" office:value="2002" table:style-name="ce37">
            <text:p><text:s/>2002</text:p>
          </table:table-cell>
          <table:table-cell office:value-type="float" office:value="121.61745420334907" table:formula="of:=['VEH0102'.B17]/['VEH0102'.B$9]*100" table:style-name="ce39">
            <text:p>121.6</text:p>
          </table:table-cell>
          <table:table-cell office:value-type="float" office:value="148.42410135909293" table:formula="of:=['VEH0102'.C17]/['VEH0102'.C$9]*100" table:style-name="ce39">
            <text:p>148.4</text:p>
          </table:table-cell>
          <table:table-cell office:value-type="float" office:value="118.92762763647798" table:formula="of:=['VEH0102'.D17]/['VEH0102'.D$9]*100" table:style-name="ce39">
            <text:p>118.9</text:p>
          </table:table-cell>
          <table:table-cell office:value-type="float" office:value="115.332877174476" table:formula="of:=['VEH0102'.E17]/['VEH0102'.E$9]*100" table:style-name="ce39">
            <text:p>115.3</text:p>
          </table:table-cell>
          <table:table-cell office:value-type="float" office:value="112.52374138155325" table:formula="of:=['VEH0102'.F17]/['VEH0102'.F$9]*100" table:style-name="ce39">
            <text:p>112.5</text:p>
          </table:table-cell>
          <table:table-cell office:value-type="float" office:value="84.163322830096533" table:formula="of:=['VEH0102'.G17]/['VEH0102'.G$9]*100" table:style-name="ce39">
            <text:p>84.2</text:p>
          </table:table-cell>
          <table:table-cell office:value-type="float" office:value="121.10549250615827" table:formula="of:=['VEH0102'.H17]/['VEH0102'.H$9]*100" table:style-name="ce39">
            <text:p>121.1</text:p>
          </table:table-cell>
          <table:table-cell table:number-columns-repeated="16376"/>
        </table:table-row>
        <table:table-row table:style-name="ro1">
          <table:table-cell office:value-type="float" office:value="2003" table:style-name="ce37">
            <text:p><text:s/>2003</text:p>
          </table:table-cell>
          <table:table-cell office:value-type="float" office:value="123.78014399880975" table:formula="of:=['VEH0102'.B18]/['VEH0102'.B$9]*100" table:style-name="ce39">
            <text:p>123.8</text:p>
          </table:table-cell>
          <table:table-cell office:value-type="float" office:value="157.39317152202318" table:formula="of:=['VEH0102'.C18]/['VEH0102'.C$9]*100" table:style-name="ce39">
            <text:p>157.4</text:p>
          </table:table-cell>
          <table:table-cell office:value-type="float" office:value="124.10400565479993" table:formula="of:=['VEH0102'.D18]/['VEH0102'.D$9]*100" table:style-name="ce39">
            <text:p>124.1</text:p>
          </table:table-cell>
          <table:table-cell office:value-type="float" office:value="116.68163437917254" table:formula="of:=['VEH0102'.E18]/['VEH0102'.E$9]*100" table:style-name="ce39">
            <text:p>116.7</text:p>
          </table:table-cell>
          <table:table-cell office:value-type="float" office:value="113.62755301157799" table:formula="of:=['VEH0102'.F18]/['VEH0102'.F$9]*100" table:style-name="ce39">
            <text:p>113.6</text:p>
          </table:table-cell>
          <table:table-cell office:value-type="float" office:value="85.75400383727208" table:formula="of:=['VEH0102'.G18]/['VEH0102'.G$9]*100" table:style-name="ce39">
            <text:p>85.8</text:p>
          </table:table-cell>
          <table:table-cell office:value-type="float" office:value="123.68436123629989" table:formula="of:=['VEH0102'.H18]/['VEH0102'.H$9]*100" table:style-name="ce39">
            <text:p>123.7</text:p>
          </table:table-cell>
          <table:table-cell table:number-columns-repeated="16376"/>
        </table:table-row>
        <table:table-row table:style-name="ro1">
          <table:table-cell office:value-type="float" office:value="2004" table:style-name="ce37">
            <text:p><text:s/>2004</text:p>
          </table:table-cell>
          <table:table-cell office:value-type="float" office:value="127.4958261402563" table:formula="of:=['VEH0102'.B19]/['VEH0102'.B$9]*100" table:style-name="ce39">
            <text:p>127.5</text:p>
          </table:table-cell>
          <table:table-cell office:value-type="float" office:value="165.22841583416789" table:formula="of:=['VEH0102'.C19]/['VEH0102'.C$9]*100" table:style-name="ce39">
            <text:p>165.2</text:p>
          </table:table-cell>
          <table:table-cell office:value-type="float" office:value="132.03452571582014" table:formula="of:=['VEH0102'.D19]/['VEH0102'.D$9]*100" table:style-name="ce39">
            <text:p>132.0</text:p>
          </table:table-cell>
          <table:table-cell office:value-type="float" office:value="120.16388457280247" table:formula="of:=['VEH0102'.E19]/['VEH0102'.E$9]*100" table:style-name="ce39">
            <text:p>120.2</text:p>
          </table:table-cell>
          <table:table-cell office:value-type="float" office:value="115.55808507870428" table:formula="of:=['VEH0102'.F19]/['VEH0102'.F$9]*100" table:style-name="ce39">
            <text:p>115.6</text:p>
          </table:table-cell>
          <table:table-cell office:value-type="float" office:value="89.121051058422935" table:formula="of:=['VEH0102'.G19]/['VEH0102'.G$9]*100" table:style-name="ce39">
            <text:p>89.1</text:p>
          </table:table-cell>
          <table:table-cell office:value-type="float" office:value="127.85176722496061" table:formula="of:=['VEH0102'.H19]/['VEH0102'.H$9]*100" table:style-name="ce39">
            <text:p>127.9</text:p>
          </table:table-cell>
          <table:table-cell table:number-columns-repeated="16376"/>
        </table:table-row>
        <table:table-row table:style-name="ro1">
          <table:table-cell office:value-type="float" office:value="2005" table:style-name="ce37">
            <text:p><text:s/>2005</text:p>
          </table:table-cell>
          <table:table-cell office:value-type="float" office:value="129.81807853814126" table:formula="of:=['VEH0102'.B20]/['VEH0102'.B$9]*100" table:style-name="ce39">
            <text:p>129.8</text:p>
          </table:table-cell>
          <table:table-cell office:value-type="float" office:value="167.33973994412707" table:formula="of:=['VEH0102'.C20]/['VEH0102'.C$9]*100" table:style-name="ce39">
            <text:p>167.3</text:p>
          </table:table-cell>
          <table:table-cell office:value-type="float" office:value="137.69194532508317" table:formula="of:=['VEH0102'.D20]/['VEH0102'.D$9]*100" table:style-name="ce39">
            <text:p>137.7</text:p>
          </table:table-cell>
          <table:table-cell office:value-type="float" office:value="120.73550864088418" table:formula="of:=['VEH0102'.E20]/['VEH0102'.E$9]*100" table:style-name="ce39">
            <text:p>120.7</text:p>
          </table:table-cell>
          <table:table-cell office:value-type="float" office:value="116.0641342526343" table:formula="of:=['VEH0102'.F20]/['VEH0102'.F$9]*100" table:style-name="ce39">
            <text:p>116.1</text:p>
          </table:table-cell>
          <table:table-cell office:value-type="float" office:value="90.271063665646139" table:formula="of:=['VEH0102'.G20]/['VEH0102'.G$9]*100" table:style-name="ce39">
            <text:p>90.3</text:p>
          </table:table-cell>
          <table:table-cell office:value-type="float" office:value="130.38244609872021" table:formula="of:=['VEH0102'.H20]/['VEH0102'.H$9]*100" table:style-name="ce39">
            <text:p>130.4</text:p>
          </table:table-cell>
          <table:table-cell table:number-columns-repeated="16376"/>
        </table:table-row>
        <table:table-row table:style-name="ro1">
          <table:table-cell office:value-type="float" office:value="2006" table:style-name="ce37">
            <text:p><text:s/>2006</text:p>
          </table:table-cell>
          <table:table-cell office:value-type="float" office:value="130.23683484704588" table:formula="of:=['VEH0102'.B21]/['VEH0102'.B$9]*100" table:style-name="ce39">
            <text:p>130.2</text:p>
          </table:table-cell>
          <table:table-cell office:value-type="float" office:value="167.77917722028178" table:formula="of:=['VEH0102'.C21]/['VEH0102'.C$9]*100" table:style-name="ce39">
            <text:p>167.8</text:p>
          </table:table-cell>
          <table:table-cell office:value-type="float" office:value="141.42028664147082" table:formula="of:=['VEH0102'.D21]/['VEH0102'.D$9]*100" table:style-name="ce39">
            <text:p>141.4</text:p>
          </table:table-cell>
          <table:table-cell office:value-type="float" office:value="120.7559407563684" table:formula="of:=['VEH0102'.E21]/['VEH0102'.E$9]*100" table:style-name="ce39">
            <text:p>120.8</text:p>
          </table:table-cell>
          <table:table-cell office:value-type="float" office:value="115.14505008455833" table:formula="of:=['VEH0102'.F21]/['VEH0102'.F$9]*100" table:style-name="ce39">
            <text:p>115.1</text:p>
          </table:table-cell>
          <table:table-cell office:value-type="float" office:value="90.736612547443897" table:formula="of:=['VEH0102'.G21]/['VEH0102'.G$9]*100" table:style-name="ce39">
            <text:p>90.7</text:p>
          </table:table-cell>
          <table:table-cell office:value-type="float" office:value="131.06849859724673" table:formula="of:=['VEH0102'.H21]/['VEH0102'.H$9]*100" table:style-name="ce39">
            <text:p>131.1</text:p>
          </table:table-cell>
          <table:table-cell table:number-columns-repeated="16376"/>
        </table:table-row>
        <table:table-row table:style-name="ro1">
          <table:table-cell office:value-type="float" office:value="2007" table:style-name="ce37">
            <text:p><text:s/>2007</text:p>
          </table:table-cell>
          <table:table-cell office:value-type="float" office:value="132.08168250476209" table:formula="of:=['VEH0102'.B22]/['VEH0102'.B$9]*100" table:style-name="ce39">
            <text:p>132.1</text:p>
          </table:table-cell>
          <table:table-cell office:value-type="float" office:value="173.15618055767473" table:formula="of:=['VEH0102'.C22]/['VEH0102'.C$9]*100" table:style-name="ce39">
            <text:p>173.2</text:p>
          </table:table-cell>
          <table:table-cell office:value-type="float" office:value="147.30571332204059" table:formula="of:=['VEH0102'.D22]/['VEH0102'.D$9]*100" table:style-name="ce39">
            <text:p>147.3</text:p>
          </table:table-cell>
          <table:table-cell office:value-type="float" office:value="121.36629081077486" table:formula="of:=['VEH0102'.E22]/['VEH0102'.E$9]*100" table:style-name="ce39">
            <text:p>121.4</text:p>
          </table:table-cell>
          <table:table-cell office:value-type="float" office:value="115.08325744763887" table:formula="of:=['VEH0102'.F22]/['VEH0102'.F$9]*100" table:style-name="ce39">
            <text:p>115.1</text:p>
          </table:table-cell>
          <table:table-cell office:value-type="float" office:value="94.469686723006546" table:formula="of:=['VEH0102'.G22]/['VEH0102'.G$9]*100" table:style-name="ce39">
            <text:p>94.5</text:p>
          </table:table-cell>
          <table:table-cell office:value-type="float" office:value="133.36918673444501" table:formula="of:=['VEH0102'.H22]/['VEH0102'.H$9]*100" table:style-name="ce39">
            <text:p>133.4</text:p>
          </table:table-cell>
          <table:table-cell table:number-columns-repeated="16376"/>
        </table:table-row>
        <table:table-row table:style-name="ro1">
          <table:table-cell office:value-type="float" office:value="2008" table:style-name="ce37">
            <text:p><text:s/>2008</text:p>
          </table:table-cell>
          <table:table-cell office:value-type="float" office:value="132.83849397545745" table:formula="of:=['VEH0102'.B23]/['VEH0102'.B$9]*100" table:style-name="ce39">
            <text:p>132.8</text:p>
          </table:table-cell>
          <table:table-cell office:value-type="float" office:value="176.79693503596783" table:formula="of:=['VEH0102'.C23]/['VEH0102'.C$9]*100" table:style-name="ce39">
            <text:p>176.8</text:p>
          </table:table-cell>
          <table:table-cell office:value-type="float" office:value="149.29471715007068" table:formula="of:=['VEH0102'.D23]/['VEH0102'.D$9]*100" table:style-name="ce39">
            <text:p>149.3</text:p>
          </table:table-cell>
          <table:table-cell office:value-type="float" office:value="117.82013086057219" table:formula="of:=['VEH0102'.E23]/['VEH0102'.E$9]*100" table:style-name="ce39">
            <text:p>117.8</text:p>
          </table:table-cell>
          <table:table-cell office:value-type="float" office:value="114.12384545336283" table:formula="of:=['VEH0102'.F23]/['VEH0102'.F$9]*100" table:style-name="ce39">
            <text:p>114.1</text:p>
          </table:table-cell>
          <table:table-cell office:value-type="float" office:value="97.742388492861366" table:formula="of:=['VEH0102'.G23]/['VEH0102'.G$9]*100" table:style-name="ce39">
            <text:p>97.7</text:p>
          </table:table-cell>
          <table:table-cell office:value-type="float" office:value="134.29026337010899" table:formula="of:=['VEH0102'.H23]/['VEH0102'.H$9]*100" table:style-name="ce39">
            <text:p>134.3</text:p>
          </table:table-cell>
          <table:table-cell table:number-columns-repeated="16376" table:style-name="ce1"/>
        </table:table-row>
        <table:table-row table:style-name="ro1">
          <table:table-cell office:value-type="float" office:value="2009" table:style-name="ce37">
            <text:p><text:s/>2009</text:p>
          </table:table-cell>
          <table:table-cell office:value-type="float" office:value="133.24307522315814" table:formula="of:=['VEH0102'.B24]/['VEH0102'.B$9]*100" table:style-name="ce39">
            <text:p>133.2</text:p>
          </table:table-cell>
          <table:table-cell office:value-type="float" office:value="176.94577221946341" table:formula="of:=['VEH0102'.C24]/['VEH0102'.C$9]*100" table:style-name="ce39">
            <text:p>176.9</text:p>
          </table:table-cell>
          <table:table-cell office:value-type="float" office:value="148.97399156925846" table:formula="of:=['VEH0102'.D24]/['VEH0102'.D$9]*100" table:style-name="ce39">
            <text:p>149.0</text:p>
          </table:table-cell>
          <table:table-cell office:value-type="float" office:value="113.51299339995154" table:formula="of:=['VEH0102'.E24]/['VEH0102'.E$9]*100" table:style-name="ce39">
            <text:p>113.5</text:p>
          </table:table-cell>
          <table:table-cell office:value-type="float" office:value="113.00117080785741" table:formula="of:=['VEH0102'.F24]/['VEH0102'.F$9]*100" table:style-name="ce39">
            <text:p>113.0</text:p>
          </table:table-cell>
          <table:table-cell office:value-type="float" office:value="100.23344237329654" table:formula="of:=['VEH0102'.G24]/['VEH0102'.G$9]*100" table:style-name="ce39">
            <text:p>100.2</text:p>
          </table:table-cell>
          <table:table-cell office:value-type="float" office:value="134.58770167439042" table:formula="of:=['VEH0102'.H24]/['VEH0102'.H$9]*100" table:style-name="ce39">
            <text:p>134.6</text:p>
          </table:table-cell>
          <table:table-cell table:number-columns-repeated="16376" table:style-name="ce1"/>
        </table:table-row>
        <table:table-row table:style-name="ro1">
          <table:table-cell office:value-type="float" office:value="2010" table:style-name="ce37">
            <text:p><text:s/>2010</text:p>
          </table:table-cell>
          <table:table-cell office:value-type="float" office:value="134.06578068052841" table:formula="of:=['VEH0102'.B25]/['VEH0102'.B$9]*100" table:style-name="ce39">
            <text:p>134.1</text:p>
          </table:table-cell>
          <table:table-cell office:value-type="float" office:value="171.22088103844797" table:formula="of:=['VEH0102'.C25]/['VEH0102'.C$9]*100" table:style-name="ce39">
            <text:p>171.2</text:p>
          </table:table-cell>
          <table:table-cell office:value-type="float" office:value="150.06135233361076" table:formula="of:=['VEH0102'.D25]/['VEH0102'.D$9]*100" table:style-name="ce39">
            <text:p>150.1</text:p>
          </table:table-cell>
          <table:table-cell office:value-type="float" office:value="111.694297539118" table:formula="of:=['VEH0102'.E25]/['VEH0102'.E$9]*100" table:style-name="ce39">
            <text:p>111.7</text:p>
          </table:table-cell>
          <table:table-cell office:value-type="float" office:value="111.35878756341874" table:formula="of:=['VEH0102'.F25]/['VEH0102'.F$9]*100" table:style-name="ce39">
            <text:p>111.4</text:p>
          </table:table-cell>
          <table:table-cell office:value-type="float" office:value="102.82485309661848" table:formula="of:=['VEH0102'.G25]/['VEH0102'.G$9]*100" table:style-name="ce39">
            <text:p>102.8</text:p>
          </table:table-cell>
          <table:table-cell office:value-type="float" office:value="135.22863984318619" table:formula="of:=['VEH0102'.H25]/['VEH0102'.H$9]*100" table:style-name="ce39">
            <text:p>135.2</text:p>
          </table:table-cell>
          <table:table-cell table:style-name="ce1"/>
          <table:table-cell table:number-columns-repeated="7" table:style-name="ce40"/>
          <table:table-cell table:number-columns-repeated="16368"/>
        </table:table-row>
        <table:table-row table:style-name="ro1">
          <table:table-cell office:value-type="float" office:value="2011" table:style-name="ce37">
            <text:p><text:s/>2011</text:p>
          </table:table-cell>
          <table:table-cell office:value-type="float" office:value="135.48836246343791" table:formula="of:=['VEH0102'.B27]/['VEH0102'.B$9]*100" table:style-name="ce39">
            <text:p>135.5</text:p>
          </table:table-cell>
          <table:table-cell office:value-type="float" office:value="169.90034982980126" table:formula="of:=['VEH0102'.C27]/['VEH0102'.C$9]*100" table:style-name="ce39">
            <text:p>169.9</text:p>
          </table:table-cell>
          <table:table-cell office:value-type="float" office:value="153.46807924391845" table:formula="of:=['VEH0102'.D27]/['VEH0102'.D$9]*100" table:style-name="ce39">
            <text:p>153.5</text:p>
          </table:table-cell>
          <table:table-cell office:value-type="float" office:value="109.43441053346828" table:formula="of:=['VEH0102'.E27]/['VEH0102'.E$9]*100" table:style-name="ce39">
            <text:p>109.4</text:p>
          </table:table-cell>
          <table:table-cell office:value-type="float" office:value="108.16768570313515" table:formula="of:=['VEH0102'.F27]/['VEH0102'.F$9]*100" table:style-name="ce39">
            <text:p>108.2</text:p>
          </table:table-cell>
          <table:table-cell office:value-type="float" office:value="111.45988314522685" table:formula="of:=['VEH0102'.G27]/['VEH0102'.G$9]*100" table:style-name="ce39">
            <text:p>111.5</text:p>
          </table:table-cell>
          <table:table-cell office:value-type="float" office:value="136.82257908988268" table:formula="of:=['VEH0102'.H27]/['VEH0102'.H$9]*100" table:style-name="ce39">
            <text:p>136.8</text:p>
          </table:table-cell>
          <table:table-cell table:number-columns-repeated="16376" table:style-name="ce1"/>
        </table:table-row>
        <table:table-row table:number-rows-repeated="1048556" table:style-name="ro13">
          <table:table-cell table:number-columns-repeated="16384"/>
        </table:table-row>
      </table:table>
      <table:table table:name="'file:///P:/WINDATA/EXCEL/michel.xls'#T23" table:style-name="ta3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3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3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3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3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3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3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102.$A$1"/>
        <table:named-expression table:name="\c" table:expression="of:=[.#REF!]" table:base-cell-address="VEH0102.$A$1"/>
        <table:named-expression table:name="\d" table:expression="of:=[.#REF!]" table:base-cell-address="VEH0102.$A$1"/>
        <table:named-expression table:name="\DUTCH" table:expression="of:=[.#REF!]" table:base-cell-address="VEH0102.$A$1"/>
        <table:named-expression table:name="\e" table:expression="of:=[.#REF!]" table:base-cell-address="VEH0102.$A$1"/>
        <table:named-expression table:name="\f" table:expression="of:=[.#REF!]" table:base-cell-address="VEH0102.$A$1"/>
        <table:named-expression table:name="\g" table:expression="of:=[.#REF!]" table:base-cell-address="VEH0102.$A$1"/>
        <table:named-expression table:name="\i" table:expression="of:=[.#REF!]" table:base-cell-address="VEH0102.$A$1"/>
        <table:named-expression table:name="\j" table:expression="of:=[.#REF!]" table:base-cell-address="VEH0102.$A$1"/>
        <table:named-expression table:name="\k" table:expression="of:=[.#REF!]" table:base-cell-address="VEH0102.$A$1"/>
        <table:named-expression table:name="\l" table:expression="of:=[.#REF!]" table:base-cell-address="VEH0102.$A$1"/>
        <table:named-expression table:name="\n" table:expression="of:=[.#REF!]" table:base-cell-address="VEH0102.$A$1"/>
        <table:named-expression table:name="\o" table:expression="of:=[.#REF!]" table:base-cell-address="VEH0102.$A$1"/>
        <table:named-expression table:name="\ONE" table:expression="of:=[.#REF!]" table:base-cell-address="VEH0102.$A$1"/>
        <table:named-expression table:name="\r" table:expression="of:=[.#REF!]" table:base-cell-address="VEH0102.$A$1"/>
        <table:named-expression table:name="\s" table:expression="of:=[.#REF!]" table:base-cell-address="VEH0102.$A$1"/>
        <table:named-expression table:name="\SWISS" table:expression="of:=[.#REF!]" table:base-cell-address="VEH0102.$A$1"/>
        <table:named-expression table:name="\t" table:expression="of:=[.#REF!]" table:base-cell-address="VEH0102.$A$1"/>
        <table:named-expression table:name="\TWO" table:expression="of:=[.#REF!]" table:base-cell-address="VEH0102.$A$1"/>
        <table:named-expression table:name="\u" table:expression="of:=[.#REF!]" table:base-cell-address="VEH0102.$A$1"/>
        <table:named-expression table:name="\v" table:expression="of:=[.#REF!]" table:base-cell-address="VEH0102.$A$1"/>
        <table:named-expression table:name="\w" table:expression="of:=[.#REF!]" table:base-cell-address="VEH0102.$A$1"/>
        <table:named-expression table:name="\x" table:expression="of:=[.#REF!]" table:base-cell-address="VEH0102.$A$1"/>
        <table:named-expression table:name="\ZERO" table:expression="of:=[.#REF!]" table:base-cell-address="VEH0102.$A$1"/>
        <table:named-expression table:name="_" table:expression="of:=[.#REF!]" table:base-cell-address="VEH0102.$A$1"/>
        <table:named-expression table:name="_3238" table:expression="of:=#N/A" table:base-cell-address="VEH0102.$A$1"/>
        <table:named-expression table:name="_8912MONTH" table:expression="of:=#N/A" table:base-cell-address="VEH0102.$A$1"/>
        <table:named-expression table:name="_9012MONTH" table:expression="of:=#N/A" table:base-cell-address="VEH0102.$A$1"/>
        <table:named-expression table:name="_90ACT" table:expression="of:=#N/A" table:base-cell-address="VEH0102.$A$1"/>
        <table:named-expression table:name="_9112MONTH" table:expression="of:=#N/A" table:base-cell-address="VEH0102.$A$1"/>
        <table:named-expression table:name="_91ACT" table:expression="of:=#N/A" table:base-cell-address="VEH0102.$A$1"/>
        <table:named-expression table:name="_9212MONTH" table:expression="of:=#N/A" table:base-cell-address="VEH0102.$A$1"/>
        <table:named-expression table:name="_92ACT" table:expression="of:=#N/A" table:base-cell-address="VEH0102.$A$1"/>
        <table:named-expression table:name="_D__RETURN_" table:expression="of:=[.#REF!]" table:base-cell-address="VEH0102.$A$1"/>
        <table:named-expression table:name="_EDIT__HOME__DE" table:expression="of:=[.#REF!]" table:base-cell-address="VEH0102.$A$1"/>
        <table:named-expression table:name="_GETLABEL__ENTE" table:expression="of:=[.#REF!]" table:base-cell-address="VEH0102.$A$1"/>
        <table:named-expression table:name="_GOTO_FRED_" table:expression="of:=[.#REF!]" table:base-cell-address="VEH0102.$A$1"/>
        <table:named-expression table:name="_IF__CELLPOINTE" table:expression="of:=[.#REF!]" table:base-cell-address="VEH0102.$A$1"/>
        <table:named-expression table:name="_IF__LENGTH____" table:expression="of:=[.#REF!]" table:base-cell-address="VEH0102.$A$1"/>
        <table:named-expression table:name="_LET_CELLREF__C" table:expression="of:=[.#REF!]" table:base-cell-address="VEH0102.$A$1"/>
        <table:named-expression table:name="_LET_NUMBROWS__" table:expression="of:=[.#REF!]" table:base-cell-address="VEH0102.$A$1"/>
        <table:named-expression table:name="_LET_TRIMMED__T" table:expression="of:=[.#REF!]" table:base-cell-address="VEH0102.$A$1"/>
        <table:named-expression table:name="_RNCFRED__CALC_" table:expression="of:=[.#REF!]" table:base-cell-address="VEH0102.$A$1"/>
        <table:named-expression table:name="_RVTRIMMED__" table:expression="of:=[.#REF!]" table:base-cell-address="VEH0102.$A$1"/>
        <table:named-expression table:name="_XA123" table:expression="of:=[.#REF!]" table:base-cell-address="VEH0102.$A$1"/>
        <table:named-expression table:name="Agricvehicles" table:expression="of:=[.#REF!]" table:base-cell-address="VEH0102.$A$1"/>
        <table:named-expression table:name="Agrimachines" table:expression="of:=[.#REF!]" table:base-cell-address="VEH0102.$A$1"/>
        <table:named-expression table:name="AVON" table:expression="of:=[.#REF!]" table:base-cell-address="VEH0102.$A$1"/>
        <table:named-expression table:name="B2.B11_" table:expression="of:=[.#REF!]" table:base-cell-address="VEH0102.$A$1"/>
        <table:named-expression table:name="BEDS" table:expression="of:=[.#REF!]" table:base-cell-address="VEH0102.$A$1"/>
        <table:named-expression table:name="BERKS" table:expression="of:=[.#REF!]" table:base-cell-address="VEH0102.$A$1"/>
        <table:named-expression table:name="BUCKS" table:expression="of:=[.#REF!]" table:base-cell-address="VEH0102.$A$1"/>
        <table:named-expression table:name="CAMBS" table:expression="of:=[.#REF!]" table:base-cell-address="VEH0102.$A$1"/>
        <table:named-expression table:name="CHECK1" table:expression="of:=#N/A" table:base-cell-address="VEH0102.$A$1"/>
        <table:named-expression table:name="CHECK15" table:expression="of:=[.#REF!]" table:base-cell-address="VEH0102.$A$1"/>
        <table:named-expression table:name="CHECK16" table:expression="of:=[.#REF!]" table:base-cell-address="VEH0102.$A$1"/>
        <table:named-expression table:name="CHECK17" table:expression="of:=[.#REF!]" table:base-cell-address="VEH0102.$A$1"/>
        <table:named-range table:name="CHECK19" table:cell-range-address="'file:///P:/WINDATA/EXCEL/michel.xls'#T23.$L$5:T23.$L$19" table:base-cell-address="VEH0102.$A$1"/>
        <table:named-expression table:name="CHECK2" table:expression="of:=#N/A" table:base-cell-address="VEH0102.$A$1"/>
        <table:named-range table:name="CHECK20" table:cell-range-address="'file:///P:/WINDATA/EXCEL/michel.xls'#T23.$O$34:T23.$IV$16384" table:base-cell-address="VEH0102.$A$1"/>
        <table:named-expression table:name="CHESHIRE" table:expression="of:=[.#REF!]" table:base-cell-address="VEH0102.$A$1"/>
        <table:named-expression table:name="CLEVELAND" table:expression="of:=[.#REF!]" table:base-cell-address="VEH0102.$A$1"/>
        <table:named-expression table:name="CLWYD" table:expression="of:=[.#REF!]" table:base-cell-address="VEH0102.$A$1"/>
        <table:named-range table:name="column1" table:cell-range-address="'file:///N:/Allvls/Vls99/Allvls/VLS98/TERESA.XLS'#Sheet5.$Q$4:Sheet5.$Q$26" table:base-cell-address="VEH0102.$A$1"/>
        <table:named-expression table:name="CORNWALL" table:expression="of:=[.#REF!]" table:base-cell-address="VEH0102.$A$1"/>
        <table:named-expression table:name="Crownvehicles" table:expression="of:=[.#REF!]" table:base-cell-address="VEH0102.$A$1"/>
        <table:named-expression table:name="CUMBRIA" table:expression="of:=[.#REF!]" table:base-cell-address="VEH0102.$A$1"/>
        <table:named-expression table:name="DATA1" table:expression="of:=#N/A" table:base-cell-address="VEH0102.$A$1"/>
        <table:named-expression table:name="DATA2" table:expression="of:=#N/A" table:base-cell-address="VEH0102.$A$1"/>
        <table:named-expression table:name="DATA3" table:expression="of:=#N/A" table:base-cell-address="VEH0102.$A$1"/>
        <table:named-expression table:name="DATA4" table:expression="of:=[.#REF!]" table:base-cell-address="VEH0102.$A$1"/>
        <table:named-expression table:name="DATE" table:expression="of:=#N/A" table:base-cell-address="VEH0102.$A$1"/>
        <table:named-expression table:name="DERBYSHIRE" table:expression="of:=[.#REF!]" table:base-cell-address="VEH0102.$A$1"/>
        <table:named-expression table:name="DEVON" table:expression="of:=[.#REF!]" table:base-cell-address="VEH0102.$A$1"/>
        <table:named-expression table:name="Digging" table:expression="of:=[.#REF!]" table:base-cell-address="VEH0102.$A$1"/>
        <table:named-expression table:name="Disabled" table:expression="of:=[.#REF!]" table:base-cell-address="VEH0102.$A$1"/>
        <table:named-expression table:name="DORSET" table:expression="of:=[.#REF!]" table:base-cell-address="VEH0102.$A$1"/>
        <table:named-expression table:name="DURHAM" table:expression="of:=[.#REF!]" table:base-cell-address="VEH0102.$A$1"/>
        <table:named-expression table:name="DYFED" table:expression="of:=[.#REF!]" table:base-cell-address="VEH0102.$A$1"/>
        <table:named-expression table:name="E_SUSSEX" table:expression="of:=[.#REF!]" table:base-cell-address="VEH0102.$A$1"/>
        <table:named-expression table:name="Electric" table:expression="of:=[.#REF!]" table:base-cell-address="VEH0102.$A$1"/>
        <table:named-expression table:name="ESSEX" table:expression="of:=[.#REF!]" table:base-cell-address="VEH0102.$A$1"/>
        <table:named-expression table:name="exemptall" table:expression="of:=[.#REF!]" table:base-cell-address="VEH0102.$A$1"/>
        <table:named-expression table:name="FORM" table:expression="of:=#N/A" table:base-cell-address="VEH0102.$A$1"/>
        <table:named-expression table:name="GLOS" table:expression="of:=[.#REF!]" table:base-cell-address="VEH0102.$A$1"/>
        <table:named-expression table:name="goods" table:expression="of:=[.#REF!]" table:base-cell-address="VEH0102.$A$1"/>
        <table:named-expression table:name="Gritting" table:expression="of:=[.#REF!]" table:base-cell-address="VEH0102.$A$1"/>
        <table:named-expression table:name="GTR_MAN" table:expression="of:=[.#REF!]" table:base-cell-address="VEH0102.$A$1"/>
        <table:named-expression table:name="GWENT" table:expression="of:=[.#REF!]" table:base-cell-address="VEH0102.$A$1"/>
        <table:named-expression table:name="GWYNEDD" table:expression="of:=[.#REF!]" table:base-cell-address="VEH0102.$A$1"/>
        <table:named-expression table:name="HANTS" table:expression="of:=[.#REF!]" table:base-cell-address="VEH0102.$A$1"/>
        <table:named-expression table:name="HEREFORD_W" table:expression="of:=[.#REF!]" table:base-cell-address="VEH0102.$A$1"/>
        <table:named-expression table:name="HERTS" table:expression="of:=[.#REF!]" table:base-cell-address="VEH0102.$A$1"/>
        <table:named-expression table:name="HUMBERSIDE" table:expression="of:=[.#REF!]" table:base-cell-address="VEH0102.$A$1"/>
        <table:named-expression table:name="I_OF_WIGHT" table:expression="of:=[.#REF!]" table:base-cell-address="VEH0102.$A$1"/>
        <table:named-expression table:name="J" table:expression="of:=[.#REF!]" table:base-cell-address="VEH0102.$A$1"/>
        <table:named-expression table:name="KENT" table:expression="of:=[.#REF!]" table:base-cell-address="VEH0102.$A$1"/>
        <table:named-expression table:name="LANCS" table:expression="of:=[.#REF!]" table:base-cell-address="VEH0102.$A$1"/>
        <table:named-expression table:name="LEICS" table:expression="of:=[.#REF!]" table:base-cell-address="VEH0102.$A$1"/>
        <table:named-expression table:name="LINCS" table:expression="of:=[.#REF!]" table:base-cell-address="VEH0102.$A$1"/>
        <table:named-expression table:name="LONDON" table:expression="of:=[.#REF!]" table:base-cell-address="VEH0102.$A$1"/>
        <table:named-expression table:name="Luton" table:expression="of:=[.#REF!]" table:base-cell-address="VEH0102.$A$1"/>
        <table:named-expression table:name="M_GLAM" table:expression="of:=[.#REF!]" table:base-cell-address="VEH0102.$A$1"/>
        <table:named-expression table:name="MACRO_STOPLABS" table:expression="of:=[.#REF!]" table:base-cell-address="VEH0102.$A$1"/>
        <table:named-expression table:name="MACRO_SUBROUTIN" table:expression="of:=[.#REF!]" table:base-cell-address="VEH0102.$A$1"/>
        <table:named-expression table:name="MERSEYSIDE" table:expression="of:=[.#REF!]" table:base-cell-address="VEH0102.$A$1"/>
        <table:named-expression table:name="MONTH" table:expression="of:=#N/A" table:base-cell-address="VEH0102.$A$1"/>
        <table:named-expression table:name="Mowing" table:expression="of:=[.#REF!]" table:base-cell-address="VEH0102.$A$1"/>
        <table:named-expression table:name="N_YORKS" table:expression="of:=[.#REF!]" table:base-cell-address="VEH0102.$A$1"/>
        <table:named-expression table:name="NORFOLK" table:expression="of:=[.#REF!]" table:base-cell-address="VEH0102.$A$1"/>
        <table:named-expression table:name="NORTHANTS" table:expression="of:=[.#REF!]" table:base-cell-address="VEH0102.$A$1"/>
        <table:named-expression table:name="NORTHUMBERLAND" table:expression="of:=[.#REF!]" table:base-cell-address="VEH0102.$A$1"/>
        <table:named-expression table:name="NOTTS" table:expression="of:=[.#REF!]" table:base-cell-address="VEH0102.$A$1"/>
        <table:named-expression table:name="OtherExempt" table:expression="of:=[.#REF!]" table:base-cell-address="VEH0102.$A$1"/>
        <table:named-expression table:name="Over25yrs" table:expression="of:=[.#REF!]" table:base-cell-address="VEH0102.$A$1"/>
        <table:named-expression table:name="OXON" table:expression="of:=[.#REF!]" table:base-cell-address="VEH0102.$A$1"/>
        <table:named-expression table:name="PAGE1" table:expression="of:=#N/A" table:base-cell-address="VEH0102.$A$1"/>
        <table:named-expression table:name="PAGE2" table:expression="of:=#N/A" table:base-cell-address="VEH0102.$A$1"/>
        <table:named-expression table:name="Peterborough" table:expression="of:=[.#REF!]" table:base-cell-address="VEH0102.$A$1"/>
        <table:named-expression table:name="Pop99a" table:expression="of:=[.#REF!]" table:base-cell-address="VEH0102.$A$1"/>
        <table:named-expression table:name="POWYS" table:expression="of:=[.#REF!]" table:base-cell-address="VEH0102.$A$1"/>
        <table:named-expression table:name="Print_Area_MI" table:expression="of:=[.#REF!]" table:base-cell-address="VEH0102.$A$1"/>
        <table:named-expression table:name="RANGE_CELLREF" table:expression="of:=[.#REF!]" table:base-cell-address="VEH0102.$A$1"/>
        <table:named-expression table:name="RANGE_NUMBROWS" table:expression="of:=[.#REF!]" table:base-cell-address="VEH0102.$A$1"/>
        <table:named-expression table:name="RANGE_REP_NUM" table:expression="of:=[.#REF!]" table:base-cell-address="VEH0102.$A$1"/>
        <table:named-expression table:name="RANGE_TRIMMED" table:expression="of:=[.#REF!]" table:base-cell-address="VEH0102.$A$1"/>
        <table:named-expression table:name="S_GLAM" table:expression="of:=[.#REF!]" table:base-cell-address="VEH0102.$A$1"/>
        <table:named-expression table:name="S_YORKS" table:expression="of:=[.#REF!]" table:base-cell-address="VEH0102.$A$1"/>
        <table:named-expression table:name="SEADJUSTED" table:expression="of:=#N/A" table:base-cell-address="VEH0102.$A$1"/>
        <table:named-expression table:name="SHROPS" table:expression="of:=[.#REF!]" table:base-cell-address="VEH0102.$A$1"/>
        <table:named-expression table:name="Snow" table:expression="of:=[.#REF!]" table:base-cell-address="VEH0102.$A$1"/>
        <table:named-expression table:name="SOMERSET" table:expression="of:=[.#REF!]" table:base-cell-address="VEH0102.$A$1"/>
        <table:named-expression table:name="SouthendOnSea" table:expression="of:=[.#REF!]" table:base-cell-address="VEH0102.$A$1"/>
        <table:named-expression table:name="STAFFS" table:expression="of:=[.#REF!]" table:base-cell-address="VEH0102.$A$1"/>
        <table:named-expression table:name="Steam" table:expression="of:=[.#REF!]" table:base-cell-address="VEH0102.$A$1"/>
        <table:named-expression table:name="SUFFOLK" table:expression="of:=[.#REF!]" table:base-cell-address="VEH0102.$A$1"/>
        <table:named-expression table:name="SURREY" table:expression="of:=[.#REF!]" table:base-cell-address="VEH0102.$A$1"/>
        <table:named-expression table:name="TABLE" table:expression="of:=#N/A" table:base-cell-address="VEH0102.$A$1"/>
        <table:named-expression table:name="TABLE1" table:expression="of:=#N/A" table:base-cell-address="VEH0102.$A$1"/>
        <table:named-expression table:name="TABLE16" table:expression="of:=[.#REF!]" table:base-cell-address="VEH0102.$A$1"/>
        <table:named-expression table:name="TABLE17" table:expression="of:=[.#REF!]" table:base-cell-address="VEH0102.$A$1"/>
        <table:named-expression table:name="TABLE18" table:expression="of:=[.#REF!]" table:base-cell-address="VEH0102.$A$1"/>
        <table:named-expression table:name="TABLE19" table:expression="of:=[.#REF!]" table:base-cell-address="VEH0102.$A$1"/>
        <table:named-expression table:name="TABLE2" table:expression="of:=#N/A" table:base-cell-address="VEH0102.$A$1"/>
        <table:named-range table:name="TABLE21" table:cell-range-address="'file:///P:/WINDATA/EXCEL/michel.xls'#T23.$A$1:T23.$IV$1048576" table:base-cell-address="VEH0102.$A$1"/>
        <table:named-range table:name="TABLE22" table:cell-range-address="'file:///P:/WINDATA/EXCEL/michel.xls'#T23.$IJ$8191" table:base-cell-address="VEH0102.$A$1"/>
        <table:named-range table:name="TABLE24" table:cell-range-address="'file:///P:/WINDATA/EXCEL/michel.xls'#T24.$B$1:T24.$IL$8141" table:base-cell-address="VEH0102.$A$1"/>
        <table:named-expression table:name="TABLE2A" table:expression="of:=#N/A" table:base-cell-address="VEH0102.$A$1"/>
        <table:named-expression table:name="TABLE2B" table:expression="of:=#N/A" table:base-cell-address="VEH0102.$A$1"/>
        <table:named-expression table:name="Thurrock" table:expression="of:=[.#REF!]" table:base-cell-address="VEH0102.$A$1"/>
        <table:named-expression table:name="TYNE_WEAR" table:expression="of:=[.#REF!]" table:base-cell-address="VEH0102.$A$1"/>
        <table:named-expression table:name="W_GLAM" table:expression="of:=[.#REF!]" table:base-cell-address="VEH0102.$A$1"/>
        <table:named-expression table:name="W_MIDS" table:expression="of:=[.#REF!]" table:base-cell-address="VEH0102.$A$1"/>
        <table:named-expression table:name="W_SUSSEX" table:expression="of:=[.#REF!]" table:base-cell-address="VEH0102.$A$1"/>
        <table:named-expression table:name="W_YORKS" table:expression="of:=[.#REF!]" table:base-cell-address="VEH0102.$A$1"/>
        <table:named-expression table:name="WARWICKS" table:expression="of:=[.#REF!]" table:base-cell-address="VEH0102.$A$1"/>
        <table:named-expression table:name="WILTS" table:expression="of:=[.#REF!]" table:base-cell-address="VEH0102.$A$1"/>
        <table:named-expression table:name="XAQTS" table:expression="of:=[.#REF!]" table:base-cell-address="VEH0102.$A$1"/>
        <table:named-expression table:name="XATOP" table:expression="of:=#N/A" table:base-cell-address="VEH0102.$A$1"/>
        <table:named-expression table:name="XATSGB" table:expression="of:=#N/A" table:base-cell-address="VEH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1" number:min-integer-digits="1"/>
      <number:text>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04-05T07:50:42Z</meta:creation-date>
    <dc:date>2018-12-03T18:08:18Z</dc:date>
    <meta:print-date>2018-03-13T11:44:15Z</meta:print-date>
  </office:meta>
</office:document-meta>
</file>